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98cm" fo:margin-left="-0.023cm" table:align="left"/>
    </style:style>
    <style:style style:name="Tabela2.A" style:family="table-column">
      <style:table-column-properties style:column-width="1.455cm"/>
    </style:style>
    <style:style style:name="Tabela2.E" style:family="table-column">
      <style:table-column-properties style:column-width="1.453cm"/>
    </style:style>
    <style:style style:name="Tabela2.K" style:family="table-column">
      <style:table-column-properties style:column-width="1.457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K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K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12.638cm"/>
    </style:style>
    <style:style style:name="Tabela9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versao">
      <style:paragraph-properties fo:text-align="start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6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7" style:family="paragraph" style:parent-style-name="Standard">
      <style:text-properties fo:color="#333333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4" style:family="paragraph" style:parent-style-name="Standard">
      <style:text-properties fo:color="#000000" fo:font-size="10pt" style:font-size-asian="10pt"/>
    </style:style>
    <style:style style:name="P15" style:family="paragraph" style:parent-style-name="Standard">
      <style:text-properties fo:color="#000000" fo:font-size="6pt" style:font-size-asian="6pt" style:font-size-complex="6pt"/>
    </style:style>
    <style:style style:name="P16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000080"/>
    </style:style>
    <style:style style:name="P18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tyle-complex="italic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4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8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cm" fo:margin-right="0cm" fo:text-indent="1.27cm" style:auto-text-indent="false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fo:color="#000000" fo:font-style="italic" officeooo:paragraph-rsid="001eec0f" style:font-style-asian="italic"/>
    </style:style>
    <style:style style:name="P35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6" style:family="paragraph" style:parent-style-name="Standard">
      <style:paragraph-properties fo:margin-left="0cm" fo:margin-right="0cm" fo:text-indent="0.76cm" style:auto-text-indent="false"/>
    </style:style>
    <style:style style:name="P37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8" style:family="paragraph" style:parent-style-name="Table_20_header">
      <style:paragraph-properties style:snap-to-layout-grid="false"/>
    </style:style>
    <style:style style:name="P39" style:family="paragraph" style:parent-style-name="Filling_20_instruction_20__28_table_20_cell_29_">
      <style:paragraph-properties style:snap-to-layout-grid="false"/>
      <style:text-properties fo:color="#000000"/>
    </style:style>
    <style:style style:name="P40" style:family="paragraph" style:parent-style-name="Text_20_body">
      <style:text-properties fo:color="#000000" fo:font-size="10pt" style:font-size-asian="10pt"/>
    </style:style>
    <style:style style:name="P41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2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3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4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9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0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1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52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53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54" style:family="paragraph" style:parent-style-name="Standard">
      <style:text-properties fo:color="#000000" fo:font-size="9pt" fo:font-style="italic" officeooo:paragraph-rsid="007b45a0" style:font-size-asian="9pt" style:font-style-asian="italic" style:font-size-complex="9pt" style:font-style-complex="italic"/>
    </style:style>
    <style:style style:name="P55" style:family="paragraph" style:parent-style-name="Standard">
      <style:text-properties fo:color="#000000" fo:font-size="9pt" fo:font-style="italic" officeooo:paragraph-rsid="00815787" style:font-size-asian="9pt" style:font-style-asian="italic" style:font-size-complex="9pt" style:font-style-complex="italic"/>
    </style:style>
    <style:style style:name="P56" style:family="paragraph" style:parent-style-name="Standard">
      <style:text-properties fo:color="#000000" fo:font-size="9pt" fo:font-style="italic" officeooo:paragraph-rsid="008185f8" style:font-size-asian="9pt" style:font-style-asian="italic" style:font-size-complex="9pt" style:font-style-complex="italic"/>
    </style:style>
    <style:style style:name="P57" style:family="paragraph" style:parent-style-name="Standard">
      <style:text-properties fo:color="#000000" fo:font-size="8pt" fo:font-style="italic" officeooo:paragraph-rsid="0060616f" style:font-size-asian="8pt" style:font-style-asian="italic" style:font-size-complex="8pt" style:font-style-complex="italic"/>
    </style:style>
    <style:style style:name="P58" style:family="paragraph" style:parent-style-name="Standard">
      <style:paragraph-properties>
        <style:tab-stops>
          <style:tab-stop style:position="3.784cm"/>
        </style:tab-stops>
      </style:paragraph-properties>
      <style:text-properties fo:color="#000000" fo:font-size="8pt" fo:font-style="italic" style:font-size-asian="8pt" style:font-style-asian="italic" style:font-size-complex="8pt" style:font-style-complex="italic"/>
    </style:style>
    <style:style style:name="P59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6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6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87904c" style:font-size-asian="9pt" style:font-style-asian="italic" style:font-size-complex="9pt" style:font-style-complex="italic"/>
    </style:style>
    <style:style style:name="P62" style:family="paragraph" style:parent-style-name="Heading_20_1" style:list-style-name="" style:master-page-name="MP3">
      <style:paragraph-properties style:page-number="auto" fo:break-before="page"/>
    </style:style>
    <style:style style:name="P63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64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65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66" style:family="paragraph" style:parent-style-name="conteudo" style:master-page-name="MP2">
      <style:paragraph-properties style:page-number="auto" fo:break-before="page"/>
    </style:style>
    <style:style style:name="P67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T1" style:family="text">
      <style:text-properties fo:color="#333333" fo:font-size="20pt" fo:font-weight="bold" style:font-size-asian="20pt" style:font-weight-asian="bold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933be" style:font-weight-asian="bold" style:font-weight-complex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color="#0000ff"/>
    </style:style>
    <style:style style:name="T8" style:family="text">
      <style:text-properties fo:color="#0000ff" fo:font-style="italic" style:language-asian="pt" style:country-asian="BR" style:font-style-asian="italic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officeooo:rsid="001fc915" style:font-style-asian="italic"/>
    </style:style>
    <style:style style:name="T14" style:family="text">
      <style:text-properties fo:color="#000000" style:font-style-complex="italic"/>
    </style:style>
    <style:style style:name="T15" style:family="text">
      <style:text-properties fo:color="#000000" officeooo:rsid="00356b0a" style:font-style-complex="italic"/>
    </style:style>
    <style:style style:name="T16" style:family="text">
      <style:text-properties fo:color="#000000" officeooo:rsid="0067e224" style:font-style-complex="italic"/>
    </style:style>
    <style:style style:name="T17" style:family="text">
      <style:text-properties fo:color="#000000" officeooo:rsid="008b0071" style:font-style-complex="italic"/>
    </style:style>
    <style:style style:name="T18" style:family="text">
      <style:text-properties fo:color="#000000" officeooo:rsid="0029247a"/>
    </style:style>
    <style:style style:name="T19" style:family="text">
      <style:text-properties fo:color="#000000" officeooo:rsid="0029bca3"/>
    </style:style>
    <style:style style:name="T20" style:family="text">
      <style:text-properties fo:color="#000000" officeooo:rsid="003318fb"/>
    </style:style>
    <style:style style:name="T21" style:family="text">
      <style:text-properties fo:color="#000000" officeooo:rsid="0036e351"/>
    </style:style>
    <style:style style:name="T22" style:family="text">
      <style:text-properties fo:color="#000000" officeooo:rsid="004c2569"/>
    </style:style>
    <style:style style:name="T23" style:family="text">
      <style:text-properties fo:color="#000000" officeooo:rsid="0053b44f"/>
    </style:style>
    <style:style style:name="T24" style:family="text">
      <style:text-properties fo:color="#000000" officeooo:rsid="005a6e30"/>
    </style:style>
    <style:style style:name="T25" style:family="text">
      <style:text-properties fo:color="#000000" officeooo:rsid="0067f238"/>
    </style:style>
    <style:style style:name="T26" style:family="text">
      <style:text-properties fo:color="#000000" officeooo:rsid="00689e98"/>
    </style:style>
    <style:style style:name="T27" style:family="text">
      <style:text-properties fo:color="#000000" officeooo:rsid="00690c75"/>
    </style:style>
    <style:style style:name="T28" style:family="text">
      <style:text-properties fo:color="#000000" officeooo:rsid="006933be"/>
    </style:style>
    <style:style style:name="T29" style:family="text">
      <style:text-properties fo:color="#000000" officeooo:rsid="0073372f"/>
    </style:style>
    <style:style style:name="T30" style:family="text">
      <style:text-properties fo:color="#000000" officeooo:rsid="0073edc2"/>
    </style:style>
    <style:style style:name="T31" style:family="text">
      <style:text-properties fo:color="#000000" officeooo:rsid="007ea3f9"/>
    </style:style>
    <style:style style:name="T32" style:family="text">
      <style:text-properties fo:color="#000000" officeooo:rsid="00864ece"/>
    </style:style>
    <style:style style:name="T33" style:family="text">
      <style:text-properties fo:color="#000000" officeooo:rsid="0087904c"/>
    </style:style>
    <style:style style:name="T34" style:family="text">
      <style:text-properties fo:color="#000000" officeooo:rsid="008b0071"/>
    </style:style>
    <style:style style:name="T35" style:family="text">
      <style:text-properties officeooo:rsid="001a0fd4"/>
    </style:style>
    <style:style style:name="T36" style:family="text">
      <style:text-properties fo:font-variant="normal" fo:text-transform="none" fo:color="#000000" style:font-name="arial" fo:font-size="11.25pt" fo:letter-spacing="normal" fo:font-style="normal" fo:font-weight="bold" style:font-weight-asian="bold" style:font-weight-complex="bold"/>
    </style:style>
    <style:style style:name="T37" style:family="text">
      <style:text-properties officeooo:rsid="001d3094"/>
    </style:style>
    <style:style style:name="T38" style:family="text">
      <style:text-properties officeooo:rsid="001eec0f"/>
    </style:style>
    <style:style style:name="T39" style:family="text">
      <style:text-properties officeooo:rsid="001fa41a"/>
    </style:style>
    <style:style style:name="T40" style:family="text">
      <style:text-properties officeooo:rsid="0029bca3"/>
    </style:style>
    <style:style style:name="T41" style:family="text">
      <style:text-properties officeooo:rsid="002a08db"/>
    </style:style>
    <style:style style:name="T42" style:family="text">
      <style:text-properties officeooo:rsid="002a7132"/>
    </style:style>
    <style:style style:name="T43" style:family="text">
      <style:text-properties officeooo:rsid="002b252d"/>
    </style:style>
    <style:style style:name="T44" style:family="text">
      <style:text-properties officeooo:rsid="002cf431"/>
    </style:style>
    <style:style style:name="T45" style:family="text">
      <style:text-properties officeooo:rsid="002e777e"/>
    </style:style>
    <style:style style:name="T46" style:family="text">
      <style:text-properties officeooo:rsid="00304e84"/>
    </style:style>
    <style:style style:name="T47" style:family="text">
      <style:text-properties officeooo:rsid="00323c37"/>
    </style:style>
    <style:style style:name="T48" style:family="text">
      <style:text-properties officeooo:rsid="003318fb"/>
    </style:style>
    <style:style style:name="T49" style:family="text">
      <style:text-properties officeooo:rsid="0033df0e"/>
    </style:style>
    <style:style style:name="T50" style:family="text">
      <style:text-properties officeooo:rsid="0033fe6e"/>
    </style:style>
    <style:style style:name="T51" style:family="text">
      <style:text-properties officeooo:rsid="0036e351"/>
    </style:style>
    <style:style style:name="T52" style:family="text">
      <style:text-properties officeooo:rsid="0039d8ec"/>
    </style:style>
    <style:style style:name="T53" style:family="text">
      <style:text-properties officeooo:rsid="003a118b"/>
    </style:style>
    <style:style style:name="T54" style:family="text">
      <style:text-properties officeooo:rsid="003b01fa"/>
    </style:style>
    <style:style style:name="T55" style:family="text">
      <style:text-properties officeooo:rsid="003ba3c4"/>
    </style:style>
    <style:style style:name="T56" style:family="text">
      <style:text-properties officeooo:rsid="003caacb"/>
    </style:style>
    <style:style style:name="T57" style:family="text">
      <style:text-properties officeooo:rsid="003fa229"/>
    </style:style>
    <style:style style:name="T58" style:family="text">
      <style:text-properties officeooo:rsid="0040473c"/>
    </style:style>
    <style:style style:name="T59" style:family="text">
      <style:text-properties officeooo:rsid="00495493"/>
    </style:style>
    <style:style style:name="T60" style:family="text">
      <style:text-properties officeooo:rsid="004a38f9"/>
    </style:style>
    <style:style style:name="T61" style:family="text">
      <style:text-properties officeooo:rsid="004c2569"/>
    </style:style>
    <style:style style:name="T62" style:family="text">
      <style:text-properties officeooo:rsid="004e0367"/>
    </style:style>
    <style:style style:name="T63" style:family="text">
      <style:text-properties officeooo:rsid="004f7293"/>
    </style:style>
    <style:style style:name="T64" style:family="text">
      <style:text-properties officeooo:rsid="004ffaf9"/>
    </style:style>
    <style:style style:name="T65" style:family="text">
      <style:text-properties officeooo:rsid="00533241"/>
    </style:style>
    <style:style style:name="T66" style:family="text">
      <style:text-properties officeooo:rsid="0054de4a"/>
    </style:style>
    <style:style style:name="T67" style:family="text">
      <style:text-properties officeooo:rsid="00560fd4"/>
    </style:style>
    <style:style style:name="T68" style:family="text">
      <style:text-properties officeooo:rsid="0057c37a"/>
    </style:style>
    <style:style style:name="T69" style:family="text">
      <style:text-properties officeooo:rsid="00593fdb"/>
    </style:style>
    <style:style style:name="T70" style:family="text">
      <style:text-properties officeooo:rsid="005a5fa6"/>
    </style:style>
    <style:style style:name="T71" style:family="text">
      <style:text-properties officeooo:rsid="005a6e30"/>
    </style:style>
    <style:style style:name="T72" style:family="text">
      <style:text-properties officeooo:rsid="005c5288"/>
    </style:style>
    <style:style style:name="T73" style:family="text">
      <style:text-properties officeooo:rsid="005d5a88"/>
    </style:style>
    <style:style style:name="T74" style:family="text">
      <style:text-properties officeooo:rsid="005f545a"/>
    </style:style>
    <style:style style:name="T75" style:family="text">
      <style:text-properties officeooo:rsid="0060616f"/>
    </style:style>
    <style:style style:name="T76" style:family="text">
      <style:text-properties officeooo:rsid="00620c92"/>
    </style:style>
    <style:style style:name="T77" style:family="text">
      <style:text-properties officeooo:rsid="0063702c"/>
    </style:style>
    <style:style style:name="T78" style:family="text">
      <style:text-properties officeooo:rsid="0064d83d"/>
    </style:style>
    <style:style style:name="T79" style:family="text">
      <style:text-properties officeooo:rsid="00661642"/>
    </style:style>
    <style:style style:name="T80" style:family="text">
      <style:text-properties officeooo:rsid="0067f238"/>
    </style:style>
    <style:style style:name="T81" style:family="text">
      <style:text-properties officeooo:rsid="00689e98"/>
    </style:style>
    <style:style style:name="T82" style:family="text">
      <style:text-properties officeooo:rsid="00690c75"/>
    </style:style>
    <style:style style:name="T83" style:family="text">
      <style:text-properties officeooo:rsid="006933be"/>
    </style:style>
    <style:style style:name="T84" style:family="text">
      <style:text-properties officeooo:rsid="006a88d6"/>
    </style:style>
    <style:style style:name="T85" style:family="text">
      <style:text-properties officeooo:rsid="006d4c3f"/>
    </style:style>
    <style:style style:name="T86" style:family="text">
      <style:text-properties officeooo:rsid="006d8da2"/>
    </style:style>
    <style:style style:name="T87" style:family="text">
      <style:text-properties officeooo:rsid="006f12b5"/>
    </style:style>
    <style:style style:name="T88" style:family="text">
      <style:text-properties officeooo:rsid="006fd958"/>
    </style:style>
    <style:style style:name="T89" style:family="text">
      <style:text-properties officeooo:rsid="00716224"/>
    </style:style>
    <style:style style:name="T90" style:family="text">
      <style:text-properties officeooo:rsid="0073edc2"/>
    </style:style>
    <style:style style:name="T91" style:family="text">
      <style:text-properties officeooo:rsid="00748415"/>
    </style:style>
    <style:style style:name="T92" style:family="text">
      <style:text-properties officeooo:rsid="0075ae60"/>
    </style:style>
    <style:style style:name="T93" style:family="text">
      <style:text-properties officeooo:rsid="0079a3d4"/>
    </style:style>
    <style:style style:name="T94" style:family="text">
      <style:text-properties officeooo:rsid="0079f816"/>
    </style:style>
    <style:style style:name="T95" style:family="text">
      <style:text-properties officeooo:rsid="007b45a0"/>
    </style:style>
    <style:style style:name="T96" style:family="text">
      <style:text-properties officeooo:rsid="007cd2b3"/>
    </style:style>
    <style:style style:name="T97" style:family="text">
      <style:text-properties officeooo:rsid="007d517b"/>
    </style:style>
    <style:style style:name="T98" style:family="text">
      <style:text-properties officeooo:rsid="007ea3f9"/>
    </style:style>
    <style:style style:name="T99" style:family="text">
      <style:text-properties officeooo:rsid="007ffc3d"/>
    </style:style>
    <style:style style:name="T100" style:family="text">
      <style:text-properties officeooo:rsid="00815787"/>
    </style:style>
    <style:style style:name="T101" style:family="text">
      <style:text-properties officeooo:rsid="008214c0"/>
    </style:style>
    <style:style style:name="T102" style:family="text">
      <style:text-properties officeooo:rsid="00832ba7"/>
    </style:style>
    <style:style style:name="T103" style:family="text">
      <style:text-properties officeooo:rsid="0087904c"/>
    </style:style>
    <style:style style:name="T104" style:family="text">
      <style:text-properties officeooo:rsid="00880f26"/>
    </style:style>
    <style:style style:name="T105" style:family="text">
      <style:text-properties officeooo:rsid="00896fbe"/>
    </style:style>
    <style:style style:name="T106" style:family="text">
      <style:text-properties officeooo:rsid="008a018f"/>
    </style:style>
    <style:style style:name="T107" style:family="text">
      <style:text-properties officeooo:rsid="008ad47f"/>
    </style:style>
    <style:style style:name="T108" style:family="text">
      <style:text-properties officeooo:rsid="008b0071"/>
    </style:style>
    <style:style style:name="T109" style:family="text">
      <style:text-properties officeooo:rsid="008bb149"/>
    </style:style>
    <style:style style:name="T110" style:family="text">
      <style:text-properties officeooo:rsid="008d59c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Documento de Especificação de Projeto</text:p>
      <text:p text:style-name="Standard"/>
      <text:p text:style-name="Standard"/>
      <text:p text:style-name="Standard"/>
      <text:p text:style-name="Standard"/>
      <text:p text:style-name="P2">Projeto de Software</text:p>
      <text:p text:style-name="P6">Disciplina NEA2 – Segundo Semestre – 2012.<text:line-break/>Professora <text:span text:style-name="T36">Aretha Barbosa Alencar</text:span><text:line-break/>UTFPR – Universidade Tecnológica Federal do Paraná – Campus Campo Mourão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7"/>
      <text:p text:style-name="P8"><text:span text:style-name="Fonte_20_parág._20_padrão"><text:span text:style-name="T1">Gerenciador de Bibliotecas</text:span></text:span></text:p>
      <text:p text:style-name="P4">Equipe: Adilson Simiao de Souza.</text:p>
      <text:p text:style-name="Standard"><text:s text:c="59"/>F<text:span text:style-name="T35">á</text:span>bio Alexandre da Silva</text:p>
      <text:p text:style-name="P5"/>
      <text:p text:style-name="P52">HISTÓRICO DE REVISÕES</text:p>
      <text:p text:style-name="P9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10">Nome da alteração</text:p>
          </table:table-cell>
          <table:table-cell table:style-name="Tabela1.A1" office:value-type="string">
            <text:p text:style-name="P10">Responsável</text:p>
          </table:table-cell>
          <table:table-cell table:style-name="Tabela1.C1" office:value-type="string">
            <text:p text:style-name="P10">Data</text:p>
          </table:table-cell>
        </table:table-row>
        <table:table-row>
          <table:table-cell table:style-name="Tabela1.A1" office:value-type="string">
            <text:p text:style-name="P19">Caso de uso</text:p>
          </table:table-cell>
          <table:table-cell table:style-name="Tabela1.A1" office:value-type="string">
            <text:p text:style-name="P19">Adilson</text:p>
          </table:table-cell>
          <table:table-cell table:style-name="Tabela1.C1" office:value-type="string">
            <text:p text:style-name="P19">12/01/13</text:p>
          </table:table-cell>
        </table:table-row>
        <table:table-row>
          <table:table-cell table:style-name="Tabela1.A1" office:value-type="string">
            <text:p text:style-name="P19">Requisitos</text:p>
          </table:table-cell>
          <table:table-cell table:style-name="Tabela1.A1" office:value-type="string">
            <text:p text:style-name="P19">Fernando</text:p>
          </table:table-cell>
          <table:table-cell table:style-name="Tabela1.C1" office:value-type="string">
            <text:p text:style-name="P19">07/02/13</text:p>
          </table:table-cell>
        </table:table-row>
        <table:table-row>
          <table:table-cell table:style-name="Tabela1.A4" office:value-type="string">
            <text:p text:style-name="P19">Correçao parcial template</text:p>
          </table:table-cell>
          <table:table-cell table:style-name="Tabela1.A4" office:value-type="string">
            <text:p text:style-name="P19">Fernando</text:p>
          </table:table-cell>
          <table:table-cell table:style-name="Tabela1.C4" office:value-type="string">
            <text:p text:style-name="P19">20/02/13</text:p>
          </table:table-cell>
        </table:table-row>
        <table:table-row>
          <table:table-cell table:style-name="Tabela1.A4" office:value-type="string">
            <text:p text:style-name="P19">Correçao casos de uso</text:p>
          </table:table-cell>
          <table:table-cell table:style-name="Tabela1.A4" office:value-type="string">
            <text:p text:style-name="P19">Adilson</text:p>
          </table:table-cell>
          <table:table-cell table:style-name="Tabela1.C4" office:value-type="string">
            <text:p text:style-name="P19">21/02/13</text:p>
          </table:table-cell>
        </table:table-row>
        <table:table-row>
          <table:table-cell table:style-name="Tabela1.A4" office:value-type="string">
            <text:p text:style-name="P19">Correçao casos de uso, formatação</text:p>
          </table:table-cell>
          <table:table-cell table:style-name="Tabela1.A4" office:value-type="string">
            <text:p text:style-name="P19">Fernando</text:p>
          </table:table-cell>
          <table:table-cell table:style-name="Tabela1.C4" office:value-type="string">
            <text:p text:style-name="P19">22/02/13</text:p>
          </table:table-cell>
        </table:table-row>
        <table:table-row>
          <table:table-cell table:style-name="Tabela1.A4" office:value-type="string">
            <text:p text:style-name="P19">Correçao casos de uso, formatação</text:p>
          </table:table-cell>
          <table:table-cell table:style-name="Tabela1.A4" office:value-type="string">
            <text:p text:style-name="P19">Fernando</text:p>
          </table:table-cell>
          <table:table-cell table:style-name="Tabela1.C4" office:value-type="string">
            <text:p text:style-name="P19">24/02/13</text:p>
          </table:table-cell>
        </table:table-row>
      </table:table>
      <text:p text:style-name="P9"/>
      <text:p text:style-name="P18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2"><text:span text:style-name="Fonte_20_parág._20_padrão"><text:span text:style-name="T2">Orientação para uso do </text:span></text:span><text:span text:style-name="Fonte_20_parág._20_padrão"><text:span text:style-name="T5">template</text:span></text:span><text:span text:style-name="Fonte_20_parág._20_padrão"><text:span text:style-name="T2">:</text:span></text:span></text:p>
      <text:p text:style-name="P26">Instruções de preenchimento estão espalhadas pelas várias seções deste <text:span text:style-name="Fonte_20_parág._20_padrão"><text:span text:style-name="T6">template</text:span></text:span>, em cor <text:span text:style-name="Fonte_20_parág._20_padrão"><text:span text:style-name="T7">azul</text:span></text:span> e envoltas por <text:span text:style-name="Fonte_20_parág._20_padrão"><text:span text:style-name="T6">tags</text:span></text:span> (“&lt;” e “&gt;”). Após ler uma instrução de preenchimento e entender que informação deve ser fornecida, delete a instrução de preenchimento e substitua-a por texto de sua própria autor(es)ia, relacionado à seção. A cor <text:span text:style-name="Fonte_20_parág._20_padrão"><text:span text:style-name="T9">vermelha</text:span></text:span> é utilizado como comentário e deverá ser apagada do documento.</text:p>
      <text:p text:style-name="P26">Ao fim da elaboração do documento, atualize seu índice clicando com o botão direito do mouse no mesmo e depois em <text:span text:style-name="Fonte_20_parág._20_padrão"><text:span text:style-name="T2">Atualizar Campo </text:span></text:span>(<text:span text:style-name="Fonte_20_parág._20_padrão"><text:span text:style-name="T2">Update Field</text:span></text:span>).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6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8"><text:a xlink:type="simple" xlink:href="#__RefHeading__9_117254275" office:target-frame-name="_top" xlink:show="replace">1. <text:s/>Introdução<text:tab/>5</text:a></text:p>
          <text:p text:style-name="P29"><text:a xlink:type="simple" xlink:href="#__RefHeading__11_117254275" office:target-frame-name="_top" xlink:show="replace">1.1 <text:s/>Descrição do sistema<text:tab/>5</text:a></text:p>
          <text:p text:style-name="P29"><text:a xlink:type="simple" xlink:href="#__RefHeading__13_117254275" office:target-frame-name="_top" xlink:show="replace">1.2 <text:s/>Objetivo do sistema<text:tab/>5</text:a></text:p>
          <text:p text:style-name="P29"><text:a xlink:type="simple" xlink:href="#__RefHeading__15_117254275" office:target-frame-name="_top" xlink:show="replace">1.3 <text:s/>Sistemas Similares<text:tab/>5</text:a></text:p>
          <text:p text:style-name="P29"><text:a xlink:type="simple" xlink:href="#__RefHeading__17_117254275" office:target-frame-name="_top" xlink:show="replace">1.4 <text:s/>Convenções, termos e abreviações<text:tab/>5</text:a></text:p>
          <text:p text:style-name="P30"><text:a xlink:type="simple" xlink:href="#__RefHeading__19_117254275" office:target-frame-name="_top" xlink:show="replace">1.4.1 Identificação dos casos de uso <text:tab/>5</text:a></text:p>
          <text:p text:style-name="P28"><text:a xlink:type="simple" xlink:href="#__RefHeading__23_117254275" office:target-frame-name="_top" xlink:show="replace">2. <text:s/>Lista de Requisitos <text:tab/>6</text:a></text:p>
          <text:p text:style-name="P29"><text:a xlink:type="simple" xlink:href="#__RefHeading__937_1047580196" office:target-frame-name="_top" xlink:show="replace">2.1 <text:s/>Matriz de Rastreabilidade<text:tab/>6</text:a></text:p>
          <text:p text:style-name="P28"><text:a xlink:type="simple" xlink:href="#__RefHeading__939_1047580196" office:target-frame-name="_top" xlink:show="replace">3. <text:s/>Atores<text:tab/>7</text:a></text:p>
          <text:p text:style-name="P28"><text:a xlink:type="simple" xlink:href="#__RefHeading__25_117254275" office:target-frame-name="_top" xlink:show="replace">4. <text:s/>Casos de Uso<text:tab/>7</text:a></text:p>
          <text:p text:style-name="P30"><text:a xlink:type="simple" xlink:href="#__RefHeading__27_117254275" office:target-frame-name="_top" xlink:show="replace"><text:s/>Diagrama de Caso de Uso <text:s/>- <text:s/>Bibliotec<text:tab/>7</text:a></text:p>
          <text:p text:style-name="P30"><text:a xlink:type="simple" xlink:href="#__RefHeading__29_117254275" office:target-frame-name="_top" xlink:show="replace"><text:s/>[UC01]Manter Usuário<text:tab/>8</text:a></text:p>
          <text:p text:style-name="P30"><text:a xlink:type="simple" xlink:href="#__RefHeading__1528_844320639" office:target-frame-name="_top" xlink:show="replace"><text:s/>[UC02]Manter funcionário<text:tab/>10</text:a></text:p>
          <text:p text:style-name="P30"><text:a xlink:type="simple" xlink:href="#__RefHeading__1530_844320639" office:target-frame-name="_top" xlink:show="replace"><text:s/>[UC03]Manter autor(es)<text:tab/>11</text:a></text:p>
          <text:p text:style-name="P30"><text:a xlink:type="simple" xlink:href="#__RefHeading__1532_844320639" office:target-frame-name="_top" xlink:show="replace"><text:s/>[UC04]</text:a><text:a xlink:type="simple" xlink:href="#__RefHeading__1532_844320639" office:target-frame-name="_top" xlink:show="replace"><text:span text:style-name="T60">Manter Livros</text:span></text:a><text:a xlink:type="simple" xlink:href="#__RefHeading__1532_844320639" office:target-frame-name="_top" xlink:show="replace"><text:tab/>13</text:a></text:p>
          <text:p text:style-name="P30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106">Editora</text:span></text:a><text:a xlink:type="simple" xlink:href="#__RefHeading__1534_844320639" office:target-frame-name="_top" xlink:show="replace"><text:tab/>14</text:a></text:p>
          <text:p text:style-name="P30"><text:a xlink:type="simple" xlink:href="#__RefHeading__1534_8443206391" office:target-frame-name="_top" xlink:show="replace"><text:s/>[UC06]Manter Devolução emprestadas<text:tab/>16</text:a></text:p>
          <text:p text:style-name="P30"><text:a xlink:type="simple" xlink:href="#__RefHeading__1534_84432063911" office:target-frame-name="_top" xlink:show="replace"><text:s/>[UC07]Manter ordens de empréstimos<text:tab/>17</text:a></text:p>
          <text:p text:style-name="P30"><text:a xlink:type="simple" xlink:href="#__RefHeading__1534_8443206391111" office:target-frame-name="_top" xlink:show="replace"><text:s/>[UC0</text:a><text:a xlink:type="simple" xlink:href="#__RefHeading__1534_8443206391111" office:target-frame-name="_top" xlink:show="replace"><text:span text:style-name="T107">8</text:span></text:a><text:a xlink:type="simple" xlink:href="#__RefHeading__1534_8443206391111" office:target-frame-name="_top" xlink:show="replace">]Fazer consultas<text:tab/></text:a><text:a xlink:type="simple" xlink:href="#__RefHeading__1534_8443206391111" office:target-frame-name="_top" xlink:show="replace"><text:span text:style-name="T110">18</text:span></text:a></text:p>
          <text:p text:style-name="P30"><text:a xlink:type="simple" xlink:href="#__RefHeading__1534_84432063911111" office:target-frame-name="_top" xlink:show="replace"><text:s/>[UC</text:a><text:a xlink:type="simple" xlink:href="#__RefHeading__1534_84432063911111" office:target-frame-name="_top" xlink:show="replace"><text:span text:style-name="T107">09</text:span></text:a><text:a xlink:type="simple" xlink:href="#__RefHeading__1534_84432063911111" office:target-frame-name="_top" xlink:show="replace">]Gerar relatorios<text:tab/></text:a><text:a xlink:type="simple" xlink:href="#__RefHeading__1534_84432063911111" office:target-frame-name="_top" xlink:show="replace"><text:span text:style-name="T110">19</text:span></text:a></text:p>
        </text:index-body>
      </text:table-of-content>
      <text:h text:style-name="P62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1"><text:span text:style-name="Fonte_20_parág._20_padrão"><text:span text:style-name="T11">Este documento especifica os casos de uso e requisitos não-funcionais (RNFs) do projeto intitulado Sistema de </text:span></text:span><text:span text:style-name="Fonte_20_parág._20_padrão"><text:span text:style-name="T12">Ordem de empréstimos</text:span></text:span><text:span text:style-name="Fonte_20_parág._20_padrão"><text:span text:style-name="T11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</text:span></text:span><text:span text:style-name="Fonte_20_parág._20_padrão"><text:span text:style-name="T13">ideias</text:span></text:span><text:span text:style-name="Fonte_20_parág._20_padrão"><text:span text:style-name="T11"> do paradigma orientado à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P34">O Sistema de <text:span text:style-name="T37">Controle de Empréstimos de Livros de uma Biblioteca </text:span><text:span text:style-name="T38">tem</text:span><text:span text:style-name="T37"> com</text:span><text:span text:style-name="T39">o</text:span><text:span text:style-name="T37"> </text:span><text:span text:style-name="T38">objetivo o</text:span><text:span text:style-name="T37"> control</text:span><text:span text:style-name="T38">e d</text:span><text:span text:style-name="T37">o empréstimo</text:span><text:span text:style-name="T38">s </text:span><text:span text:style-name="T37">e devoluç</text:span><text:span text:style-name="T38">ões</text:span><text:span text:style-name="T37"> de livros, </text:span><text:span text:style-name="T38">com o intuito de melhorar o atendimento e consequentemente os empréstimos prestados aos </text:span><text:span text:style-name="T39">usuários da biblioteca</text:span><text:span text:style-name="T38">.</text:span></text:p>
      <text:h text:style-name="Heading_20_2" text:outline-level="2"><text:bookmark-start text:name="__RefHeading__15_117254275"/>Sistemas Similares<text:bookmark-end text:name="__RefHeading__15_117254275"/></text:h>
      <text:p text:style-name="P32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1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1">Os casos de uso devem ser identificados com um identificador único. A numeração inicia com o identificador [UC01] e prossegue sendo incrementada à medida que forem surgindo novos casos de uso.</text:p>
      <text:p text:style-name="P31">A nomenclatura dos fluxos secundários dos casos de uso é dada por uma sigla e por um número. A sigla deve ser FA para fluxos alternativos e FE para fluxos de erro. O número é um <text:span text:style-name="T57">sequencial</text:span> que inicia de 01. Um exemplo de fluxo alternativo é [FA01] e um exemplo de fluxo de erro é [FE01]. O número do identificador reinicia a cada caso de uso.</text:p>
      <text:p text:style-name="P31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">Informações</text:span></text:span> <text:span text:style-name="Fonte_20_parág._20_padrão"><text:span text:style-name="T2">Avançadas</text:span></text:span> durante seu cadastro, conforme descrito no fluxo alternativo [UC01].[FA02]”.</text:p>
      <text:p text:style-name="P31"/>
      <text:p text:style-name="P31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6">Abaixo encontra-se a lista de requisitos do projeto.</text:p>
      <text:p text:style-name="P37"/>
      <text:p text:style-name="P13"><text:tab/>1RF: O Sistema deve permitir o gerenciamento dos <text:span text:style-name="T58">Usuários</text:span>:</text:p>
      <text:p text:style-name="P13"><text:tab/><text:tab/>ID, Nome, CPF, Endereço, Telefone.</text:p>
      <text:p text:style-name="P13"><text:tab/>2RF: O Sistema deve permitir o gerenciamento dos funcionários:</text:p>
      <text:p text:style-name="P13"><text:tab/><text:tab/>ID, Nome, CPF, Endereço, Telefone, Carteira de Trabalho, <text:span text:style-name="T58">função.</text:span></text:p>
      <text:p text:style-name="P13"><text:tab/>3RF: O sistema deve permitir o gerenciamento dos autor(es):</text:p>
      <text:p text:style-name="P13"><text:tab/><text:tab/>ID, <text:span text:style-name="T59">Nome, </text:span><text:span text:style-name="T74">nomeDoLivro, </text:span><text:span text:style-name="T59">publicações</text:span>.</text:p>
      <text:p text:style-name="P13"><text:tab/>4RF: O sistema deve permitir o gerenciamento dos Tipos de empréstimos.<text:tab/><text:tab/></text:p>
      <text:p text:style-name="P13"><text:tab/><text:tab/>ID(<text:span text:style-name="T58">código</text:span>), <text:bookmark-start text:name="__DdeLink__2657_1759357860"/>Nome<text:span text:style-name="T73">DoLivro</text:span><text:bookmark-end text:name="__DdeLink__2657_1759357860"/>, <text:span text:style-name="T72">dataDoEmprestimo, </text:span><text:span text:style-name="T73">IdDoUsuário</text:span>.</text:p>
      <text:p text:style-name="P13"><text:tab/>5RF: O sistema deve permitir o gerenciamento das Devolução:</text:p>
      <text:p text:style-name="P57"><text:tab/><text:tab/>ID(<text:span text:style-name="T58">Código</text:span>), <text:span text:style-name="T58">Nome</text:span><text:span text:style-name="T73">DoLivro, </text:span><text:span text:style-name="T75">dataQueFoiDevolvido, DataDaDevolução</text:span><text:span text:style-name="T73"> </text:span>.</text:p>
      <text:p text:style-name="P13"><text:tab/>6RF: O sistema deve permitir o gerenciamento das Editoras:<text:tab/></text:p>
      <text:p text:style-name="P13"><text:tab/><text:tab/>ID(<text:span text:style-name="T79">Código</text:span>), Nome, <text:span text:style-name="T76">livrosPublicados</text:span>.<text:tab/></text:p>
      <text:p text:style-name="P13"><text:tab/><text:span text:style-name="T75">7</text:span>RF: O sistema deve realizar as seguintes consultas.</text:p>
      <text:p text:style-name="P13"><text:tab/><text:tab/>1 - Por Usuário. Deve ser exibido Nome, Telefone, CPF e Endereço e o Ordens de <text:s/>empréstimos executadas.</text:p>
      <text:p text:style-name="P13"><text:tab/><text:tab/>2 - Por autor(es): Deve ser exibido placa e Ordens de empréstimos executadas.</text:p>
      <text:p text:style-name="P58"><text:tab/><text:tab/>3 - <text:s/>Por funcionário: Deve ser exibido nome e ordem de empréstimos que ele participou</text:p>
      <text:p text:style-name="P13"><text:tab/><text:span text:style-name="T75">8</text:span>RF: O sistema deve gerar os seguintes <text:span text:style-name="T77">relatórios</text:span>:</text:p>
      <text:p text:style-name="P13"><text:s text:c="12"/><text:tab/><text:tab/>1 –<text:span text:style-name="T77"> </text:span><text:span text:style-name="T78">Livros emprestados no mês.</text:span></text:p>
      <text:p text:style-name="P13"><text:tab/><text:tab/>2 - <text:span text:style-name="T78">Empréstimos</text:span> não devolvid<text:span text:style-name="T78">o</text:span>s.</text:p>
      <text:p text:style-name="P36"/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 table:number-columns-repeated="4"/>
        <table:table-column table:style-name="Tabela2.E" table:number-columns-repeated="6"/>
        <table:table-column table:style-name="Tabela2.K"/>
        <table:table-row>
          <table:table-cell table:style-name="Tabela2.A1" office:value-type="string">
            <text:p text:style-name="P20">UC/RF</text:p>
          </table:table-cell>
          <table:table-cell table:style-name="Tabela2.A1" office:value-type="string">
            <text:p text:style-name="P20">UC01</text:p>
          </table:table-cell>
          <table:table-cell table:style-name="Tabela2.A1" office:value-type="string">
            <text:p text:style-name="P20">UC02</text:p>
          </table:table-cell>
          <table:table-cell table:style-name="Tabela2.A1" office:value-type="string">
            <text:p text:style-name="P20">UC03</text:p>
          </table:table-cell>
          <table:table-cell table:style-name="Tabela2.A1" office:value-type="string">
            <text:p text:style-name="P20">UC04</text:p>
          </table:table-cell>
          <table:table-cell table:style-name="Tabela2.A1" office:value-type="string">
            <text:p text:style-name="P20">UC05</text:p>
          </table:table-cell>
          <table:table-cell table:style-name="Tabela2.A1" office:value-type="string">
            <text:p text:style-name="P20">UC06</text:p>
          </table:table-cell>
          <table:table-cell table:style-name="Tabela2.A1" office:value-type="string">
            <text:p text:style-name="P20">UC07</text:p>
          </table:table-cell>
          <table:table-cell table:style-name="Tabela2.A1" office:value-type="string">
            <text:p text:style-name="P20">UC08</text:p>
          </table:table-cell>
          <table:table-cell table:style-name="Tabela2.A1" office:value-type="string">
            <text:p text:style-name="P20">UC09</text:p>
          </table:table-cell>
          <table:table-cell table:style-name="Tabela2.K1" office:value-type="string">
            <text:p text:style-name="P20">UC10</text:p>
          </table:table-cell>
        </table:table-row>
        <table:table-row>
          <table:table-cell table:style-name="Tabela2.A2" office:value-type="string">
            <text:p text:style-name="P20">RF01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2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3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4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5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6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7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8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9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ext:soft-page-break/>
        <table:table-row>
          <table:table-cell table:style-name="Tabela2.A2" office:value-type="string">
            <text:p text:style-name="P20">RF10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</table:table>
      <text:p text:style-name="P32"/>
      <text:h text:style-name="Heading_20_1" text:outline-level="1"><text:bookmark-start text:name="__RefHeading__939_1047580196"/>Atores<text:bookmark-end text:name="__RefHeading__939_1047580196"/></text:h>
      <text:p text:style-name="P36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8">Ator</text:p>
          </table:table-cell>
          <table:table-cell table:style-name="Tabela3.B1" office:value-type="string">
            <text:p text:style-name="P38">Descrição</text:p>
          </table:table-cell>
        </table:table-row>
        <table:table-row>
          <table:table-cell table:style-name="Tabela3.A2" office:value-type="string">
            <text:p text:style-name="P39">funcionário</text:p>
          </table:table-cell>
          <table:table-cell table:style-name="Tabela3.B2" office:value-type="string">
            <text:p text:style-name="P39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5"/>
      <text:p text:style-name="P35">“O Diagrama de Casos de Uso tem o objetivo de auxiliar a comunicação entre os analistas e o Usuário.</text:p>
      <text:p text:style-name="P40">Um diagrama de Caso de Uso descreve um cenário que mostra as funcionalidades do sistema do ponto de vista do usuário. </text:p>
      <text:p text:style-name="P40">O Usuário deve ver no diagrama de Casos de Uso as principais funcionalidades de seu sistema”</text:p>
      <text:p text:style-name="P14"/>
      <text:p text:style-name="P15">Fonte: <text:s/>http://www.dsc.ufcg.edu.br/~sampaio/cursos/2007.1/Graduacao/SI-II/Uml/diagramas/usecases/usecases.htm</text:p>
      <text:p text:style-name="P33"/>
      <text:p text:style-name="P63"><text:bookmark-start text:name="__RefHeading__27_117254275"/>Diagrama de Caso de Uso <text:s/>- <text:s/>Bibliotec<text:bookmark-end text:name="__RefHeading__27_117254275"/></text:p>
      <text:p text:style-name="P36">Essa seção apresenta todos os requisitos funcionais da aplicação, especificados como casos de uso.</text:p>
      <text:p text:style-name="Standard"><text:span text:style-name="Fonte_20_parág._20_padrão"><text:span text:style-name="T8"/></text:span></text:p>
      <text:p text:style-name="P17"/>
      <text:p text:style-name="P17"/>
      <text:p text:style-name="P17"/>
      <text:p text:style-name="P17"/>
      <text:p text:style-name="P41"><text:s/></text:p>
      <text:p text:style-name="P64"><text:bookmark-start text:name="__RefHeading__29_117254275"/><text:bookmark-start text:name="RFXX001"/><text:span text:style-name="Fonte_20_parág._20_padrão"><text:span text:style-name="T14">[UC01]</text:span></text:span><text:bookmark-end text:name="RFXX001"/><text:span text:style-name="Fonte_20_parág._20_padrão"><text:span text:style-name="T10">Manter </text:span></text:span><text:span text:style-name="Fonte_20_parág._20_padrão"><text:span text:style-name="T18">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2">Ator(es):</text:p>
          </table:table-cell>
          <table:table-cell table:style-name="Tabela4.B1" office:value-type="string">
            <text:p text:style-name="P43">Funcion<text:span text:style-name="T40">á</text:span>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10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10">Sistema iniciado, exibindo tela de apresentaç</text:span></text:span><text:span text:style-name="Fonte_20_parág._20_padrão"><text:span text:style-name="T19">ã</text:span></text:span><text:span text:style-name="Fonte_20_parág._20_padrão"><text:span text:style-name="T10">o.</text:span></text:span></text:p>
      <text:p text:style-name="P45"><text:tab/><text:tab/><text:tab/>Conex<text:span text:style-name="T40">ã</text:span>o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10">Usuário adicionado ao banco de dados do sistema.</text:span></text:span></text:p>
      <text:p text:style-name="P45"><text:tab/><text:tab/><text:tab/>Usuário removido do banco de dados do sistema.</text:p>
      <text:p text:style-name="P47">Fluxo principal:</text:p>
      <text:p text:style-name="P49">1 - O sistema exibe tela inicial com as opções <text:span text:style-name="T40">disponíveis</text:span>:</text:p>
      <text:p text:style-name="P48"><text:tab/>1.1 - “Cadastrar Usuário”.</text:p>
      <text:p text:style-name="P48"><text:tab/>1.2 - “Consultar Usuário”.</text:p>
      <text:p text:style-name="P48"><text:tab/>1.3 - “Alterar Usuário”.</text:p>
      <text:p text:style-name="P48"><text:soft-page-break/><text:tab/>1.4 - “Excluir Usuário”.</text:p>
      <text:p text:style-name="P48"/>
      <text:p text:style-name="P48"><text:s text:c="5"/>Variante 1.1: “Cadastrar Usuário”:</text:p>
      <text:p text:style-name="P48"><text:s text:c="3"/><text:tab/> <text:s text:c="6"/>(1.1.1) O sistema solicita os dados do Usuário.</text:p>
      <text:p text:style-name="P48"><text:tab/> <text:s text:c="6"/>(1.1.2) O <text:span text:style-name="T41">funcionário</text:span> preenche os campos com os dados do Usuário: [FA01].</text:p>
      <text:p text:style-name="P16"><text:tab/><text:tab/>(1.1.3) O sistema verifica os campos preenchidos <text:s/>e valida os dados: [FE02] [FE01].</text:p>
      <text:p text:style-name="P16"><text:tab/><text:tab/>(1.1.4) O funcion<text:span text:style-name="T45">á</text:span>rio cadastra o Usuário.</text:p>
      <text:p text:style-name="P16"><text:tab/><text:tab/>(1.1.5) O sistema informa que o cadastro <text:span text:style-name="T40">foi</text:span> feito com sucesso. <text:s text:c="5"/><text:tab/></text:p>
      <text:p text:style-name="P16"/>
      <text:p text:style-name="P16"><text:tab/>Variante 1.2: “Consultar Usuário”:</text:p>
      <text:p text:style-name="P16"><text:tab/><text:tab/>(1.2.1) O sistema solicita os dados do Usuário.</text:p>
      <text:p text:style-name="P16"><text:tab/><text:tab/>(1.2.2) O funcion<text:span text:style-name="T45">á</text:span>rio preenche os dados solicitados no sistema.</text:p>
      <text:p text:style-name="P16"><text:tab/><text:tab/>(1.2.3) O funcion<text:span text:style-name="T45">á</text:span>rio consulta o Usuário através do botão consultar.</text:p>
      <text:p text:style-name="P16"><text:tab/><text:tab/>(1.2.4) O sistema apresenta uma lista com os nomes dos Usuários: [FA02].</text:p>
      <text:p text:style-name="P16"><text:tab/><text:tab/>(1.2.5) O funcion<text:span text:style-name="T45">á</text:span>rio seleciona um nome da lista.</text:p>
      <text:p text:style-name="P16"><text:tab/><text:tab/>(1.2.6) O sistema exibe as informações do Usuário (nome, telefone, cpf e <text:tab/><text:tab/><text:tab/><text:tab/><text:tab/>endereço).</text:p>
      <text:p text:style-name="P16"/>
      <text:p text:style-name="P16"><text:tab/>Variante 1.3: “Alterar Usuário”:</text:p>
      <text:p text:style-name="P16"><text:tab/><text:tab/>(1.3.1) &lt;&lt;Include&gt;&gt;[VA1.2].</text:p>
      <text:p text:style-name="P16"><text:tab/><text:tab/>(1.3.2) O funcion<text:span text:style-name="T45">á</text:span>rio preenche os campos com os novos dados à serem <text:tab/><text:tab/><text:tab/><text:tab/><text:tab/>alterados.</text:p>
      <text:p text:style-name="P16"><text:tab/><text:tab/>(1.3.3) O funci<text:span text:style-name="T45">o</text:span>n<text:span text:style-name="T45">á</text:span>rio salva suas alteraç<text:span text:style-name="T45">õ</text:span>es atrav<text:span text:style-name="T45">é</text:span>s do botão 'alterar'.</text:p>
      <text:p text:style-name="P16"><text:tab/><text:tab/>(1.3.4) O sistema informa a alteração feita com sucesso.</text:p>
      <text:p text:style-name="P16"/>
      <text:p text:style-name="P16"><text:tab/>Variante 1.4: “Excluir Usuário”:</text:p>
      <text:p text:style-name="P16"><text:tab/><text:tab/>(1.4.1) &lt;&lt;Include&gt;&gt;[VA1.2].</text:p>
      <text:p text:style-name="P16"><text:tab/><text:tab/>(1.4.2) O funcion<text:span text:style-name="T46">á</text:span>rio exclui o Usuário atrav<text:span text:style-name="T46">é</text:span>s do bot<text:span text:style-name="T46">ã</text:span>o 'excluir'.</text:p>
      <text:p text:style-name="P16"><text:tab/><text:tab/>(1.4.3) O sistema informa exclus<text:span text:style-name="T43">ã</text:span>o feita com sucesso.</text:p>
      <text:p text:style-name="P50"/>
      <text:p text:style-name="P50">2 - O Funcion<text:span text:style-name="T43">á</text:span>rio escolhe uma opção.</text:p>
      <text:p text:style-name="P16">3 - O sistema retorna a etapa 1.</text:p>
      <text:p text:style-name="P11">Fluxos alternativos:</text:p>
      <text:p text:style-name="P50">[FA01] Buscar CP<text:span text:style-name="T41">F</text:span>:</text:p>
      <text:p text:style-name="P49">1 - O funcion<text:span text:style-name="T43">á</text:span>rio informa <text:span text:style-name="T44">o CPF do </text:span><text:span text:style-name="T43">usuário</text:span><text:span text:style-name="T42"> </text:span>desejada.</text:p>
      <text:p text:style-name="P49">2 - O sistema retorna o CP<text:span text:style-name="T41">F </text:span>procurado.</text:p>
      <text:p text:style-name="P49">3 - O sistema retorna para ao passo [1.1.2] do fluxo principal solicitando novos dados.</text:p>
      <text:p text:style-name="P50"/>
      <text:p text:style-name="P50">[FA02] Usuário não cadastrado:</text:p>
      <text:p text:style-name="P49">1 - &lt;&lt;include&gt;&gt; [VA 1.1]</text:p>
      <text:p text:style-name="P11">Fluxos de erro:</text:p>
      <text:p text:style-name="P50">[FE01] Usuário já cadastrado:</text:p>
      <text:p text:style-name="P49">1 - O sistema exibe mensagem informado o nome e a ID do Usuário.</text:p>
      <text:p text:style-name="P49"><text:soft-page-break/>2 - O funcionário confirma a tela.</text:p>
      <text:p text:style-name="P49">3 - O sistema retorna para ao passo [1.1.3] do fluxo principal solicitando novos dados.</text:p>
      <text:p text:style-name="P50"/>
      <text:p text:style-name="P50">[FE02] Dados <text:span text:style-name="T47">inválidos</text:span>:</text:p>
      <text:p text:style-name="P49">1 - O sistema informa os campos com os dados <text:span text:style-name="T47">inválidos.</text:span></text:p>
      <text:p text:style-name="P49">2 - O funcionário altera os valores incorretos.</text:p>
      <text:p text:style-name="P49">3 - O sistema retorna para a etapa [1.1.3] do fluxo principal solicitando novos dados.</text:p>
      <text:p text:style-name="P42"/>
      <text:p text:style-name="P42"/>
      <text:p text:style-name="P64"><text:bookmark-start text:name="__RefHeading__1528_844320639"/><text:bookmark-start text:name="RFXX0012"/><text:span text:style-name="Fonte_20_parág._20_padrão"><text:span text:style-name="T14">[UC02]</text:span></text:span><text:bookmark-end text:name="RFXX0012"/><text:span text:style-name="Fonte_20_parág._20_padrão"><text:span text:style-name="T10">Manter 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2">Ator(es):</text:p>
          </table:table-cell>
          <table:table-cell table:style-name="Tabela5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10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10">Sistema iniciado, exibindo tela de apresentaç</text:span></text:span><text:span text:style-name="Fonte_20_parág._20_padrão"><text:span text:style-name="T20">ã</text:span></text:span><text:span text:style-name="Fonte_20_parág._20_padrão"><text:span text:style-name="T10">o.</text:span></text:span></text:p>
      <text:p text:style-name="P45"><text:tab/><text:tab/><text:tab/>Conex<text:span text:style-name="T48">ã</text:span>o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10">Usuário adicionado ao banco de dados do sistema.</text:span></text:span></text:p>
      <text:p text:style-name="P45"><text:tab/><text:tab/><text:tab/>Usuário removido do banco de dados do sistema.</text:p>
      <text:p text:style-name="P47">Fluxo principal:</text:p>
      <text:p text:style-name="P49">1 - O sistema exibe tela inicial com as opções <text:span text:style-name="T48">disponíveis</text:span>:</text:p>
      <text:p text:style-name="P48"><text:tab/>1.1 - “Cadastrar funcionário”.</text:p>
      <text:p text:style-name="P48"><text:tab/>1.2 - “Consultar funcionário”.</text:p>
      <text:p text:style-name="P48"><text:tab/>1.3 - “Alterar funcionário”.</text:p>
      <text:p text:style-name="P48"><text:tab/>1.4 - “Excluir funcionário”.</text:p>
      <text:p text:style-name="P48"/>
      <text:p text:style-name="P48"><text:tab/>Variante 1.1: “Cadastrar funcionário”:</text:p>
      <text:p text:style-name="P48"><text:tab/><text:tab/>(1.1.1) O sistema solicita os dados do funcionário.</text:p>
      <text:p text:style-name="P48"><text:tab/><text:tab/>(1.1.2) O funcionário preenche os campos com os dados do funcionário: [FA01].</text:p>
      <text:p text:style-name="P16"><text:tab/><text:tab/>(1.1.3) O sistema verifica os campos preenchidos <text:s/>e valida os dados: [FE02] [FE01].</text:p>
      <text:p text:style-name="P16"><text:tab/><text:tab/>(1.1.4) O funcionário cadastra o funcionári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funcionário”:</text:p>
      <text:p text:style-name="P16"><text:tab/><text:tab/>(1.2.1) O sistema solicita os dados do funcionário.</text:p>
      <text:p text:style-name="P16"><text:tab/><text:tab/>(1.2.2) O funcionário preenche os dados solicitados no sistema.</text:p>
      <text:p text:style-name="P16"><text:tab/><text:tab/>(1.2.3) O funcionário consulta o Usuário através do botão consultar.</text:p>
      <text:p text:style-name="P16"><text:tab/><text:tab/>(1.2.4) O sistema apresenta uma lista com os nomes dos funcionários: [FA02].</text:p>
      <text:p text:style-name="P16"><text:tab/><text:tab/>(1.2.5) O funcionário seleciona um nome da lista.</text:p>
      <text:p text:style-name="P16"><text:tab/><text:tab/>(1.2.6) O sistema exibe as informações do funcionário (nome, telefone, cpf e <text:tab/><text:tab/><text:tab/><text:tab/><text:tab/>endereço, carteira de trabalho e <text:span text:style-name="T55">função</text:span>).</text:p>
      <text:p text:style-name="P16"/>
      <text:p text:style-name="P16"><text:tab/>Variante 1.3: “Alterar funcionário”:</text:p>
      <text:p text:style-name="P16"><text:soft-page-break/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<text:span text:style-name="T49">funcionário</text:span> salva suas <text:span text:style-name="T50">alterações</text:span> <text:span text:style-name="T50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Excluir funcionário”:</text:p>
      <text:p text:style-name="P16"><text:tab/><text:tab/>(1.4.1) &lt;&lt;Include&gt;&gt;[VA1.2].</text:p>
      <text:p text:style-name="P16"><text:tab/><text:tab/>(1.4.2) O funcionário exclui o funcionário <text:span text:style-name="T50">através</text:span> do <text:span text:style-name="T50">botão</text:span> 'excluir'.</text:p>
      <text:p text:style-name="P16"><text:tab/><text:tab/>(1.4.3) O sistema informa <text:span text:style-name="T50">exclusão</text:span> feita com sucesso.</text:p>
      <text:p text:style-name="P50"/>
      <text:p text:style-name="P50">2 - O funcionário escolhe uma opção.</text:p>
      <text:p text:style-name="P16">3 - O sistema retorna a etapa 1.</text:p>
      <text:p text:style-name="P11">Fluxos alternativos:</text:p>
      <text:p text:style-name="P50">[FA01] Buscar CP<text:span text:style-name="T49">F</text:span>:</text:p>
      <text:p text:style-name="P49">1 - O funcionário informa <text:span text:style-name="T49">CPF</text:span> desejada.</text:p>
      <text:p text:style-name="P49">2 - O sistema retorna o CPF procurado.</text:p>
      <text:p text:style-name="P49">3 - O sistema retorna para ao passo [1.1.2] do fluxo principal solicitando novos dados.</text:p>
      <text:p text:style-name="P50"/>
      <text:p text:style-name="P50">[FA02] funcionário não cadastrado:</text:p>
      <text:p text:style-name="P49">1 - &lt;&lt;include&gt;&gt; [VA 1.1]</text:p>
      <text:p text:style-name="P11">Fluxos de erro:</text:p>
      <text:p text:style-name="P50">[FE01] funcionário já cadastrado:</text:p>
      <text:p text:style-name="P49">1 - O sistema exibe mensagem informado o nome e a ID do funcionário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<text:span text:style-name="T50">inválidos</text:span>:</text:p>
      <text:p text:style-name="P49">1 - O sistema informa os campos com os dados <text:span text:style-name="T50">inválidos.</text:span></text:p>
      <text:p text:style-name="P49">2 - O funcionário altera os valores incorretos.</text:p>
      <text:p text:style-name="P49">3 - O sistema retorna para a etapa [1.1.3] do fluxo principal solicitando novos dados.</text:p>
      <text:p text:style-name="P42"/>
      <text:p text:style-name="P64"><text:bookmark-start text:name="__RefHeading__1530_844320639"/><text:bookmark-start text:name="RFXX0011"/><text:span text:style-name="Fonte_20_parág._20_padrão"><text:span text:style-name="T14">[UC03]</text:span></text:span><text:bookmark-end text:name="RFXX0011"/><text:span text:style-name="Fonte_20_parág._20_padrão"><text:span text:style-name="T15">autor(es)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">Ator(es):</text:p>
          </table:table-cell>
          <table:table-cell table:style-name="Tabela6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10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10">Sistema iniciado, exibindo tela de </text:span></text:span><text:span text:style-name="Fonte_20_parág._20_padrão"><text:span text:style-name="T21">apresentação.</text:span></text:span></text:p>
      <text:p text:style-name="P45"><text:tab/><text:tab/><text:tab/><text:span text:style-name="T51">Conexão</text:span>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10">autor(es) adicionado ao banco de dados do sistema.</text:span></text:span></text:p>
      <text:p text:style-name="P45"><text:tab/><text:tab/><text:tab/>autor(es) removido do banco de dados do sistema.</text:p>
      <text:p text:style-name="P47">Fluxo principal:</text:p>
      <text:p text:style-name="P49"><text:soft-page-break/>1 - O sistema exibe tela inicial com as opções <text:span text:style-name="T51">disponíveis</text:span>:</text:p>
      <text:p text:style-name="P48"><text:tab/>1.1 - “Cadastrar autor(es)”.</text:p>
      <text:p text:style-name="P48"><text:tab/>1.2 - “Consultar autor(es)”.</text:p>
      <text:p text:style-name="P48"><text:tab/>1.3 - “Alterar autor(es)”.</text:p>
      <text:p text:style-name="P48"><text:tab/>1.4 - “Excluir autor(es)”.</text:p>
      <text:p text:style-name="P48"/>
      <text:p text:style-name="P48"><text:s text:c="6"/>Variante 1.1: “Cadastrar autor(es)”:</text:p>
      <text:p text:style-name="P48"><text:tab/> <text:s text:c="6"/>(1.1.1) O sistema solicita os dados do autor(es).</text:p>
      <text:p text:style-name="P48"><text:tab/> <text:s text:c="6"/>(1.1.2) O funcionário preenche os campos com os dados do autor(es) [FA01].</text:p>
      <text:p text:style-name="P16"><text:tab/><text:tab/>(1.1.3) O sistema verifica os campos preenchidos <text:s/>e valida os dados: <text:s/>[FE02] [FE01].</text:p>
      <text:p text:style-name="P16"><text:tab/><text:tab/>(1.1.4) O funcionário cadastra o autor(es)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autor(es)”:</text:p>
      <text:p text:style-name="P16"><text:tab/><text:tab/>(1.2.1) O sistema solicita os dados do autor(es).</text:p>
      <text:p text:style-name="P16"><text:tab/><text:tab/>(1.2.2) O funcionário preenche os dados solicitados no sistema.</text:p>
      <text:p text:style-name="P16"><text:tab/><text:tab/>(1.2.3) O funcionário consulta o Usuário através do botão consultar.</text:p>
      <text:p text:style-name="P16"><text:tab/><text:tab/>(1.2.4) O sistema apresenta uma lista com as placas dos autor(es)s.</text:p>
      <text:p text:style-name="P16"><text:tab/><text:tab/>(1.2.5) O funcionário seleciona um autor(es) da lista.</text:p>
      <text:p text:style-name="P16"><text:tab/><text:tab/>(1.2.6) O sistema exibe as informações do autor(es) (detalhes, <text:span text:style-name="T52">autor(es)</text:span>).</text:p>
      <text:p text:style-name="P16"/>
      <text:p text:style-name="P16"><text:tab/>Variante 1.3: “Alterar autor(es)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<text:span text:style-name="T53">funcionário</text:span> salva suas <text:span text:style-name="T53">alterações</text:span> <text:span text:style-name="T53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Excluir autor(es)”:</text:p>
      <text:p text:style-name="P16"><text:tab/><text:tab/>(1.4.1) &lt;&lt;Include&gt;&gt;[VA1.2].</text:p>
      <text:p text:style-name="P16"><text:tab/><text:tab/>(1.4.2) O funcionário exclui o autor(es) <text:span text:style-name="T53">através</text:span> do <text:span text:style-name="T53">botão</text:span> 'excluir'.</text:p>
      <text:p text:style-name="P16"><text:tab/><text:tab/>(1.4.3) O sistema informa <text:span text:style-name="T53">exclusão</text:span> feita com sucesso.</text:p>
      <text:p text:style-name="P50"/>
      <text:p text:style-name="P50">2 - O funcionário escolhe uma opção.</text:p>
      <text:p text:style-name="P16">3 - O sistema retorna a etapa 1.</text:p>
      <text:p text:style-name="P11">Fluxos alternativos:</text:p>
      <text:p text:style-name="P50">[FA01] Buscar <text:span text:style-name="T54">autor(es)</text:span>:</text:p>
      <text:p text:style-name="P49">1 - &lt;&lt;include&gt;&gt; [<text:span text:style-name="Fonte_20_parág._20_padrão">UC03</text:span>] variante 1.<text:span text:style-name="T56">1</text:span>.</text:p>
      <text:p text:style-name="P49">2 - O sistema retorna <text:span text:style-name="T54">os</text:span> dados procurados.</text:p>
      <text:p text:style-name="P49">3 - O sistema retorna para ao passo <text:s/>[1.1.2].</text:p>
      <text:p text:style-name="P11">Fluxos de erro:</text:p>
      <text:p text:style-name="P50">[FE01] autor(es) já cadastrado:</text:p>
      <text:p text:style-name="P49">1 - O sistema exibe mensagem informado <text:s/>ID do autor(es).</text:p>
      <text:p text:style-name="P49"><text:soft-page-break/>2 - O funcionário confirma a tela.</text:p>
      <text:p text:style-name="P49">3 - O sistema retorna para ao passo [1.1.3] do fluxo principal solicitando novos dados.</text:p>
      <text:p text:style-name="P50"/>
      <text:p text:style-name="P50">[FE02] Dados <text:span text:style-name="T54">inválidos</text:span>:</text:p>
      <text:p text:style-name="P49">1 - O sistema informa os campos com os dados <text:span text:style-name="T54">inválidos.</text:span></text:p>
      <text:p text:style-name="P49">2 - O funcionário altera os valores incorretos.</text:p>
      <text:p text:style-name="P49">3 - O sistema retorna para a etapa [1.1.3] do fluxo principal solicitando novos dados.</text:p>
      <text:p text:style-name="P42"/>
      <text:p text:style-name="P64"><text:bookmark-start text:name="__RefHeading__1532_844320639"/><text:bookmark-start text:name="RFXX00111"/><text:span text:style-name="Fonte_20_parág._20_padrão"><text:span text:style-name="T14">[UC04]</text:span></text:span><text:bookmark-end text:name="RFXX00111"/><text:span text:style-name="Fonte_20_parág._20_padrão"><text:span text:style-name="T10">Manter </text:span></text:span><text:span text:style-name="Fonte_20_parág._20_padrão"><text:span text:style-name="T23">Livros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">Ator(es):</text:p>
          </table:table-cell>
          <table:table-cell table:style-name="Tabela7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10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10">Sistema iniciado, exibindo tela de </text:span></text:span><text:span text:style-name="Fonte_20_parág._20_padrão"><text:span text:style-name="T22">apresentação.</text:span></text:span></text:p>
      <text:p text:style-name="P45"><text:tab/><text:tab/><text:tab/><text:span text:style-name="T61">Conexão</text:span>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10">Livros adicionado ao banco de dados do sistema.</text:span></text:span></text:p>
      <text:p text:style-name="P45"><text:tab/><text:tab/><text:tab/>Livros removido do banco de dados do sistema.</text:p>
      <text:p text:style-name="P47">Fluxo principal:</text:p>
      <text:p text:style-name="P49">1 - O sistema exibe tela inicial com as opções <text:span text:style-name="T61">disponíveis</text:span>:</text:p>
      <text:p text:style-name="P48"><text:tab/>1.1 - “Cadastrar <text:span text:style-name="T66">Livros</text:span>”.</text:p>
      <text:p text:style-name="P48"><text:tab/>1.2 - “Consultar <text:span text:style-name="T66">Livros</text:span>”.</text:p>
      <text:p text:style-name="P48"><text:tab/>1.3 - “Alterar <text:span text:style-name="T66">Livros</text:span>”.</text:p>
      <text:p text:style-name="P48"><text:tab/>1.4 - “<text:span text:style-name="T70">Cancelar</text:span> <text:span text:style-name="T66">Livros</text:span>”.</text:p>
      <text:p text:style-name="P48"/>
      <text:p text:style-name="P48"><text:s text:c="8"/>Variante 1.1: “Cadastrar Livros”:</text:p>
      <text:p text:style-name="P48"><text:tab/> <text:s text:c="6"/>(1.1.1) O sistema solicita os dados do Livros.</text:p>
      <text:p text:style-name="P48"><text:tab/> <text:s text:c="6"/>(1.1.2) O funcionário preenche os campos com os dados do Livros.</text:p>
      <text:p text:style-name="P16"><text:tab/><text:tab/>(1.1.3) O sistema verifica os campos preenchidos <text:s/>e valida os dados: <text:s/>[FE02] [FE01].</text:p>
      <text:p text:style-name="P16"><text:tab/><text:tab/>(1.1.4) O funcionário cadastra o Livros.</text:p>
      <text:p text:style-name="P16"><text:tab/><text:tab/>(1.1.5) O sistema informa que o <text:span text:style-name="T67">empréstimo</text:span> <text:span text:style-name="T66">foi </text:span>feito com sucesso. <text:s text:c="5"/><text:tab/></text:p>
      <text:p text:style-name="P16"/>
      <text:p text:style-name="P16"><text:tab/>Variante 1.2: “Consultar Livros”:</text:p>
      <text:p text:style-name="P16"><text:tab/><text:tab/>(1.2.1) O sistema solicita os dados do Livros.</text:p>
      <text:p text:style-name="P16"><text:tab/><text:tab/>(1.2.2) O funcionário preenche os dados solicitados no sistema.</text:p>
      <text:p text:style-name="P16"><text:tab/><text:tab/>(1.2.3) O funcionário consulta o Livros através do botão consultar.</text:p>
      <text:p text:style-name="P16"><text:tab/><text:tab/>(1.2.4) O sistema apresenta uma lista com <text:span text:style-name="T68">os</text:span> Livros pesquisados.</text:p>
      <text:p text:style-name="P16"><text:tab/><text:tab/>(1.2.5) O funcionário seleciona um Livros da lista.</text:p>
      <text:p text:style-name="P16"><text:tab/><text:tab/>(1.2.6) O sistema exibe as informações do Livros (<text:span text:style-name="T62">descrição</text:span>, valor).</text:p>
      <text:p text:style-name="P16"/>
      <text:p text:style-name="P16"><text:tab/>Variante 1.3: “Alterar Livros”:</text:p>
      <text:p text:style-name="P16"><text:tab/><text:tab/>(1.3.1) &lt;&lt;Include&gt;&gt;[VA1.2].</text:p>
      <text:p text:style-name="P16"><text:soft-page-break/><text:tab/><text:tab/>(1.3.2) O funcionário preenche os campos com os novos dados à serem <text:tab/><text:tab/><text:tab/><text:tab/><text:tab/>alterados.</text:p>
      <text:p text:style-name="P16"><text:tab/><text:tab/>(1.3.3) O <text:span text:style-name="T62">funcionário</text:span> salva suas <text:span text:style-name="T62">alterações</text:span> <text:span text:style-name="T62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<text:span text:style-name="T70">Cancelar</text:span> Livros”:</text:p>
      <text:p text:style-name="P16"><text:tab/><text:tab/>(1.4.1) &lt;&lt;Include&gt;&gt;[VA1.2].</text:p>
      <text:p text:style-name="P16"><text:tab/><text:tab/>(1.4.2) O funcionário exclui o empréstimo <text:span text:style-name="T63">através</text:span> do <text:span text:style-name="T63">botão</text:span> 'excluir'.</text:p>
      <text:p text:style-name="P16"><text:tab/><text:tab/>(1.4.3) O sistema informa <text:span text:style-name="T63">exclusão</text:span> feita com sucesso.</text:p>
      <text:p text:style-name="P50"/>
      <text:p text:style-name="P50">2 - O funcionário escolhe uma opção.</text:p>
      <text:p text:style-name="P16">3 - O sistema retorna a etapa 1.</text:p>
      <text:p text:style-name="P11">Fluxos alternativos:</text:p>
      <text:p text:style-name="P50"/>
      <text:p text:style-name="P11">Fluxos de erro:</text:p>
      <text:p text:style-name="P50">[FE01] Livros já cadastrado:</text:p>
      <text:p text:style-name="P49">1 - O sistema exibe mensagem informado a <text:span text:style-name="T64">descrição</text:span> e a ID do Livros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<text:span text:style-name="T69">inválidos</text:span>:</text:p>
      <text:p text:style-name="P49">1 - O sistema informa os campos com os dados <text:span text:style-name="T69">inválidos.</text:span></text:p>
      <text:p text:style-name="P49">2 - O funcionário altera os valores incorretos.</text:p>
      <text:p text:style-name="P49">3 - O sistema retorna para a etapa [1.1.3] do fluxo principal solicitando novos dados.</text:p>
      <text:p text:style-name="P42"/>
      <text:p text:style-name="P64"><text:bookmark-start text:name="__RefHeading__1534_844320639"/><text:bookmark-start text:name="RFXX001111"/><text:span text:style-name="Fonte_20_parág._20_padrão"><text:span text:style-name="T14">[UC05]</text:span></text:span><text:bookmark-end text:name="RFXX001111"/><text:span text:style-name="Fonte_20_parág._20_padrão"><text:span text:style-name="T10">Manter </text:span></text:span><text:span text:style-name="Fonte_20_parág._20_padrão"><text:span text:style-name="T25">Editora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">Ator(es):</text:p>
          </table:table-cell>
          <table:table-cell table:style-name="Tabela8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10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10">Sistema iniciado, exibindo tela de </text:span></text:span><text:span text:style-name="Fonte_20_parág._20_padrão"><text:span text:style-name="T24">apresentação.</text:span></text:span></text:p>
      <text:p text:style-name="P45"><text:tab/><text:tab/><text:tab/><text:span text:style-name="T71">Conexão</text:span>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10">Editora adicionado ao banco de dados do sistema.</text:span></text:span></text:p>
      <text:p text:style-name="P45"><text:tab/><text:tab/><text:tab/>Editora removido do banco de dados do sistema.</text:p>
      <text:p text:style-name="P47">Fluxo principal:</text:p>
      <text:p text:style-name="P49">1 - O sistema exibe tela inicial com as opções <text:span text:style-name="T72">disponíveis</text:span>:</text:p>
      <text:p text:style-name="P48"><text:tab/>1.1 - “Cadastrar editora”.</text:p>
      <text:p text:style-name="P48"><text:tab/>1.2 - “Consultar editora”.</text:p>
      <text:p text:style-name="P48"><text:tab/>1.3 - “Alterar editora”.</text:p>
      <text:p text:style-name="P48"><text:tab/>1.4 - “Excluir editora”.</text:p>
      <text:p text:style-name="P48"/>
      <text:p text:style-name="P48"><text:s text:c="7"/>Variante 1.1: “Cadastrar editora”:</text:p>
      <text:p text:style-name="P48"><text:soft-page-break/><text:s text:c="3"/><text:tab/> <text:s text:c="6"/>(1.1.1) O sistema solicita os dados do Livros.</text:p>
      <text:p text:style-name="P48"><text:tab/> <text:s text:c="6"/>(1.1.2) O funcionário preenche os campos com os dados da editora.</text:p>
      <text:p text:style-name="P16"><text:tab/><text:tab/>(1.1.3) O sistema verifica os campos preenchidos <text:s/>e valida os dados: <text:s/>[FE02] [FE01].</text:p>
      <text:p text:style-name="P16"><text:tab/><text:tab/>(1.1.4) O funcionário cadastra a editora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editora”:</text:p>
      <text:p text:style-name="P16"><text:tab/><text:tab/>(1.2.1) O sistema solicita os dados da editora.</text:p>
      <text:p text:style-name="P16"><text:tab/><text:tab/>(1.2.2) O funcionário preenche os dados solicitados no sistema.</text:p>
      <text:p text:style-name="P16"><text:tab/><text:tab/>(1.2.3) O funcionário consulta o Livros através do botão consultar.</text:p>
      <text:p text:style-name="P16"><text:tab/><text:tab/>(1.2.4) O sistema apresenta uma lista com Devolução pesquisadas.</text:p>
      <text:p text:style-name="P16"><text:tab/><text:tab/>(1.2.5) O funcionário seleciona uma editora da lista.</text:p>
      <text:p text:style-name="P16"><text:tab/><text:tab/>(1.2.6) O sistema exibe as informações da editora (<text:span text:style-name="T81">descrição</text:span>, quantidade).</text:p>
      <text:p text:style-name="P16"/>
      <text:p text:style-name="P16"><text:tab/>Variante 1.3: “Alterar editora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<text:span text:style-name="T80">funcionário</text:span> salva suas <text:span text:style-name="T80">alterações</text:span> <text:span text:style-name="T80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Excluir Livros”:</text:p>
      <text:p text:style-name="P16"><text:tab/><text:tab/>(1.4.1) &lt;&lt;Include&gt;&gt;[VA1.2].</text:p>
      <text:p text:style-name="P16"><text:tab/><text:tab/>(1.4.2) O funcionário exclui o Livros <text:span text:style-name="T80">através</text:span> do <text:span text:style-name="T80">botão</text:span> 'excluir'.</text:p>
      <text:p text:style-name="P16"><text:tab/><text:tab/>(1.4.3) O sistema informa <text:span text:style-name="T80">exclusão</text:span> feita com sucesso.</text:p>
      <text:p text:style-name="P50"/>
      <text:p text:style-name="P50">2 - O funcionário escolhe uma opção.</text:p>
      <text:p text:style-name="P16">3 - O sistema retorna a etapa 1.</text:p>
      <text:p text:style-name="P11">Fluxos alternativos:</text:p>
      <text:p text:style-name="P50"/>
      <text:p text:style-name="P11">Fluxos de erro:</text:p>
      <text:p text:style-name="P50">[FE01] editora já cadastrada:</text:p>
      <text:p text:style-name="P49">1 - O sistema exibe mensagem informado a <text:span text:style-name="T80">descrição</text:span> e a ID da editora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<text:span text:style-name="T80">inválidos</text:span>:</text:p>
      <text:p text:style-name="P49">1 - O sistema informa os campos com os dados <text:span text:style-name="T80">inválidos.</text:span></text:p>
      <text:p text:style-name="P49">2 - O funcionário altera os valores incorretos.</text:p>
      <text:p text:style-name="P49">3 - O sistema retorna para a etapa [1.1.3] do fluxo principal solicitando novos dados.</text:p>
      <text:p text:style-name="P42"/>
      <text:p text:style-name="P64"><text:bookmark-start text:name="__RefHeading__1534_8443206391"/><text:bookmark-start text:name="RFXX0011111"/><text:soft-page-break/><text:span text:style-name="Fonte_20_parág._20_padrão"><text:span text:style-name="T14">[UC06]</text:span></text:span><text:bookmark-end text:name="RFXX0011111"/><text:span text:style-name="Fonte_20_parág._20_padrão"><text:span text:style-name="T10">Manter Devolução emprestadas</text:span></text:span><text:bookmark-end text:name="__RefHeading__1534_8443206391"/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">Ator(es):</text:p>
          </table:table-cell>
          <table:table-cell table:style-name="Tabela9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10">Gerencia o </text:span></text:span><text:span text:style-name="Fonte_20_parág._20_padrão"><text:span text:style-name="T26">empréstimo</text:span></text:span><text:span text:style-name="Fonte_20_parág._20_padrão"><text:span text:style-name="T10"> d</text:span></text:span><text:span text:style-name="Fonte_20_parág._20_padrão"><text:span text:style-name="T26">os livros </text:span></text:span><text:span text:style-name="Fonte_20_parág._20_padrão"><text:span text:style-name="T10">da </text:span></text:span><text:span text:style-name="Fonte_20_parág._20_padrão"><text:span text:style-name="T26">biblioteca </text:span></text:span><text:span text:style-name="Fonte_20_parág._20_padrão"><text:span text:style-name="T10">para seus </text:span></text:span><text:span text:style-name="Fonte_20_parág._20_padrão"><text:span text:style-name="T26">usuários</text:span></text:span><text:span text:style-name="Fonte_20_parág._20_padrão"><text:span text:style-name="T10"> 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10">Sistema iniciado, exibindo tela de </text:span></text:span><text:span text:style-name="Fonte_20_parág._20_padrão"><text:span text:style-name="T27">apresentação.</text:span></text:span></text:p>
      <text:p text:style-name="P45"><text:tab/><text:tab/><text:tab/><text:span text:style-name="T82">Conexão</text:span>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4">Empréstimo</text:span></text:span><text:span text:style-name="Fonte_20_parág._20_padrão"><text:span text:style-name="T10"> de </text:span></text:span><text:span text:style-name="Fonte_20_parág._20_padrão"><text:span text:style-name="T28">Livros</text:span></text:span><text:span text:style-name="Fonte_20_parág._20_padrão"><text:span text:style-name="T10"> adicionado ao banco de dados do <text:tab/><text:tab/><text:tab/><text:tab/><text:tab/>sistema.</text:span></text:span></text:p>
      <text:p text:style-name="P45"><text:tab/><text:tab/><text:tab/><text:span text:style-name="T83">Empréstimo</text:span> de <text:span text:style-name="T83">Livros</text:span> atualizado no banco de dados do <text:tab/><text:tab/><text:tab/><text:tab/><text:tab/>sistema.</text:p>
      <text:p text:style-name="P47">Fluxo principal:</text:p>
      <text:p text:style-name="P49">1 - O sistema exibe tela inicial com as opções <text:span text:style-name="T84">disponíveis</text:span>:</text:p>
      <text:p text:style-name="P48"><text:tab/>1.1 - “<text:span text:style-name="T84">Efetuar</text:span> <text:span text:style-name="T84">empréstimo</text:span> <text:span text:style-name="T84">de livros</text:span>”.</text:p>
      <text:p text:style-name="P48"><text:tab/>1.2 - “Consultar <text:span text:style-name="T84">empréstimo</text:span> <text:span text:style-name="T84">do livros</text:span>”.</text:p>
      <text:p text:style-name="P48"><text:tab/>1.3 - “Devolver <text:span text:style-name="T84">Livros</text:span>”.<text:tab/></text:p>
      <text:p text:style-name="P48"/>
      <text:p text:style-name="P48"><text:s text:c="6"/>Variante 1.1: “Fazer <text:span text:style-name="T85">empréstimo</text:span> <text:span text:style-name="T85">de Livros</text:span>”:</text:p>
      <text:p text:style-name="P48"><text:s text:c="21"/>(1.1.1) O sistema solicita os dados do <text:span text:style-name="T85">empréstimo.</text:span></text:p>
      <text:p text:style-name="P48"><text:tab/> <text:s text:c="6"/>(1.1.2) O funcionário preenche os campos com os dados do <text:span text:style-name="T85">empréstimo</text:span> (<text:span text:style-name="T85">Usuário</text:span>, <text:tab/><text:tab/><text:tab/> <text:s text:c="6"/><text:span text:style-name="T85">Livros</text:span>).</text:p>
      <text:p text:style-name="P16"><text:tab/><text:tab/>(1.1.3) O sistema verifica os campos preenchidos <text:s/>e valida os dados: <text:s/>[FE02] [FE01].</text:p>
      <text:p text:style-name="P16"><text:tab/><text:tab/>(1.1.4) O funcionário cadastra a <text:span text:style-name="T85">empréstimo.</text:span>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livros”:</text:p>
      <text:p text:style-name="P16"><text:tab/><text:tab/>(1.2.1) O sistema solicita os dados d<text:span text:style-name="T85">os</text:span> livros.</text:p>
      <text:p text:style-name="P16"><text:tab/><text:tab/>(1.2.2) O funcionário preenche os dados solicitados no sistema.</text:p>
      <text:p text:style-name="P16"><text:tab/><text:tab/>(1.2.3) O funcionário consulta o<text:span text:style-name="T85">s</text:span> <text:span text:style-name="T85">l</text:span>ivros através do botão consultar.</text:p>
      <text:p text:style-name="P16"><text:tab/><text:tab/>(1.2.4) O sistema apresenta uma lista com <text:span text:style-name="T85">os livros disponíveis.</text:span></text:p>
      <text:p text:style-name="P16"><text:tab/><text:tab/>(1.2.5) O funcionário seleciona uma livros da lista.</text:p>
      <text:p text:style-name="P16"><text:tab/><text:tab/>(1.2.6) O sistema exibe as informações da livros (<text:span text:style-name="T85">descrição</text:span>, quantidade).</text:p>
      <text:p text:style-name="P16"/>
      <text:p text:style-name="P16"><text:tab/>Variante 1.3: “Alterar livros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<text:span text:style-name="T86">funcionário</text:span> salva suas <text:span text:style-name="T86">alterações</text:span> <text:span text:style-name="T86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Excluir Livros”:</text:p>
      <text:p text:style-name="P16"><text:tab/><text:tab/>(1.4.1) &lt;&lt;Include&gt;&gt;[VA1.2].</text:p>
      <text:p text:style-name="P16"><text:tab/><text:tab/>(1.4.2) O funcionário exclui o Livros <text:span text:style-name="T87">através</text:span> do <text:span text:style-name="T87">botão</text:span> 'excluir'.</text:p>
      <text:p text:style-name="P16"><text:soft-page-break/><text:tab/><text:tab/>(1.4.3) O sistema informa <text:span text:style-name="T88">exclusão</text:span> feita com sucesso.</text:p>
      <text:p text:style-name="P50"/>
      <text:p text:style-name="P50">2 - O funcionário escolhe uma opção.</text:p>
      <text:p text:style-name="P16">3 - O sistema retorna a etapa 1.</text:p>
      <text:p text:style-name="P11">Fluxos alternativos:</text:p>
      <text:p text:style-name="P50"/>
      <text:p text:style-name="P11">Fluxos de erro:</text:p>
      <text:p text:style-name="P50">[FE01] <text:span text:style-name="T89">usuário</text:span> não cadastrado:</text:p>
      <text:p text:style-name="P49">1 - O sistema exibe mensagem de erro.</text:p>
      <text:p text:style-name="P48">2 - Retorna ao passo 1.1.2.</text:p>
      <text:p text:style-name="P50"/>
      <text:p text:style-name="P50">[FE02] livros não cadastrada:</text:p>
      <text:p text:style-name="P49">1 - O sistema exibe mensagem de erro.</text:p>
      <text:p text:style-name="P48">2 - Retorna ao passo 1.1.2.</text:p>
      <text:p text:style-name="P42"/>
      <text:p text:style-name="P64"><text:bookmark-start text:name="__RefHeading__1534_84432063911"/><text:bookmark-start text:name="RFXX00111111"/><text:span text:style-name="Fonte_20_parág._20_padrão"><text:span text:style-name="T14">[UC07]</text:span></text:span><text:bookmark-end text:name="RFXX00111111"/><text:span text:style-name="Fonte_20_parág._20_padrão"><text:span text:style-name="T10">Manter ordens de </text:span></text:span><text:span text:style-name="Fonte_20_parág._20_padrão"><text:span text:style-name="T31">devoluções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">Ator(es):</text:p>
          </table:table-cell>
          <table:table-cell table:style-name="Tabela10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10">Gerencia as ordens de </text:span></text:span><text:span text:style-name="Fonte_20_parág._20_padrão"><text:span text:style-name="T29">Devoluções de livros da Biblioteca</text:span></text:span><text:span text:style-name="Fonte_20_parág._20_padrão"><text:span text:style-name="T10">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10">Sistema iniciado, exibindo tela de </text:span></text:span><text:span text:style-name="Fonte_20_parág._20_padrão"><text:span text:style-name="T30">apresentação.</text:span></text:span></text:p>
      <text:p text:style-name="P45"><text:tab/><text:tab/><text:tab/><text:span text:style-name="T90">Conexão</text:span>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10">Ordem de </text:span></text:span><text:span text:style-name="Fonte_20_parág._20_padrão"><text:span text:style-name="T30">devoluções </text:span></text:span><text:span text:style-name="Fonte_20_parág._20_padrão"><text:span text:style-name="T10">adicionada ao banco de dados do sistema.</text:span></text:span></text:p>
      <text:p text:style-name="P45"><text:tab/><text:tab/><text:tab/>Ordem de <text:span text:style-name="T90">devoluções</text:span> <text:s/>atualizada no banco de dados do sistema.</text:p>
      <text:p text:style-name="P47">Fluxo principal:</text:p>
      <text:p text:style-name="P49">1 - O sistema exibe tela inicial com as opções <text:span text:style-name="T91">disponíveis</text:span>:</text:p>
      <text:p text:style-name="P48"><text:tab/>1.1 - “<text:span text:style-name="T91">Devolução de livros</text:span>”.</text:p>
      <text:p text:style-name="P48"><text:tab/><text:span text:style-name="T100">1.2 - “Pendencia na devolução do Livro”</text:span></text:p>
      <text:p text:style-name="P48"><text:tab/>1.3 - “Atualizar <text:span text:style-name="T91">livros no banco de dados</text:span>”.<text:tab/></text:p>
      <text:p text:style-name="P48"/>
      <text:p text:style-name="P48"><text:s text:c="7"/>Variante 1.1: “<text:span text:style-name="T93">Devolução de <text:s/>livros</text:span>”:</text:p>
      <text:p text:style-name="P48"><text:tab/> <text:s text:c="6"/>(1.1.1) O sistema solicita os dados da ordem de <text:span text:style-name="T93">devolução</text:span>.</text:p>
      <text:p text:style-name="P48"><text:tab/> <text:s text:c="6"/>(1.1.2) O funcionário preenche os campos com os dados da ordem de empréstimos <text:tab/><text:tab/><text:tab/><text:tab/> <text:s text:c="3"/>(Usuário, autor(es), <text:span text:style-name="T92">e</text:span><text:span text:style-name="T91">mpréstimos</text:span>).</text:p>
      <text:p text:style-name="P16"><text:tab/><text:tab/>(1.1.3) O sistema verifica os campos preenchidos <text:s/>e valida os dados: <text:s/>[FE01] [FE02] [FE03]. <text:tab/></text:p>
      <text:p text:style-name="P16"><text:tab/><text:tab/>(1.1.4) O funcionário cadastra a ordem de <text:span text:style-name="T94">devolução</text:span>.</text:p>
      <text:p text:style-name="P16"><text:tab/><text:tab/>(1.1.5) O sistema informa que <text:span text:style-name="T95">a devolução foi</text:span> feit<text:span text:style-name="T95">a </text:span>com sucesso.</text:p>
      <text:p text:style-name="P55"><text:tab/></text:p>
      <text:p text:style-name="P55"><text:tab/><text:span text:style-name="T100">Variante 1.2: “Pendencia na devolução do Livro”:</text:span></text:p>
      <text:p text:style-name="P56"><text:tab/><text:tab/><text:span text:style-name="T102">(</text:span>1.2.1) O sistema <text:span text:style-name="T101">verifica se a alguma pendencia</text:span>.</text:p>
      <text:p text:style-name="P56"><text:tab/><text:tab/>(1.2.2) O <text:span text:style-name="T101">sistema informa se há multa por atraso na devolução</text:span>.</text:p>
      <text:p text:style-name="P56"><text:tab/><text:tab/>(1.2.3) O funcionário consulta <text:span text:style-name="T101">o valor da multa se houver</text:span>.</text:p>
      <text:p text:style-name="P56"><text:soft-page-break/><text:tab/><text:tab/>(1.2.4) O <text:span text:style-name="T101">funcionário</text:span> <text:span text:style-name="T101">atualiza as pendencias do </text:span><text:span text:style-name="T102">usuário.</text:span></text:p>
      <text:p text:style-name="P56"><text:tab/><text:tab/></text:p>
      <text:p text:style-name="P54"><text:tab/>Variante 1.3: “Atualizar <text:span text:style-name="T91">livros no banco de dados</text:span>”:</text:p>
      <text:p text:style-name="P16"><text:tab/><text:tab/>(1.3.1) &lt;&lt;Include&gt;&gt;[VA1.2].</text:p>
      <text:p text:style-name="P16"><text:tab/><text:tab/>(1.3.2) O funcionário <text:span text:style-name="T98">verifica se a pendencias na devolução do livro</text:span> [FA01].</text:p>
      <text:p text:style-name="P16"><text:tab/><text:tab/>(1.3.3) O funcionário salva <text:span text:style-name="T96">as atualizações</text:span> <text:span text:style-name="T96">através</text:span> do botão 'a<text:span text:style-name="T96">tualizar</text:span>'.</text:p>
      <text:p text:style-name="P16"><text:tab/><text:tab/>(1.3.4) O sistema informa <text:span text:style-name="T97">devolução</text:span> feita com sucesso.</text:p>
      <text:p text:style-name="P16"/>
      <text:p text:style-name="P50">2 - O funcionário escolhe uma opção.</text:p>
      <text:p text:style-name="P16">3 - O sistema retorna a etapa 1.</text:p>
      <text:p text:style-name="P11">Fluxos alternativos:</text:p>
      <text:p text:style-name="P50">[FA01] <text:span text:style-name="T99">Verificando pendencias</text:span>:</text:p>
      <text:p text:style-name="P49">1 - funcionário seleciona empréstimos escolhido.</text:p>
      <text:p text:style-name="P48">2 - Sistema exibe tela confirmando <text:span text:style-name="T99">ação.</text:span></text:p>
      <text:p text:style-name="P48">3 - funcionário <text:span text:style-name="T99">verifica se tem alguma pendencia </text:span><text:span text:style-name="T102">1.2.1</text:span></text:p>
      <text:p text:style-name="P48">4 - Retorna ao passo 1.3.2</text:p>
      <text:p text:style-name="P11">Fluxos de erro:</text:p>
      <text:p text:style-name="P50">[FE01] Usuário não cadastrado:</text:p>
      <text:p text:style-name="P49">1 - O sistema exibe mensagem de erro.</text:p>
      <text:p text:style-name="P48">2 - &lt;&lt;include&gt;&gt; [UC01 VA1.1]</text:p>
      <text:p text:style-name="P48">3 - Retorna ao passo 1.1.2..</text:p>
      <text:p text:style-name="P50">[FE02] autor(es) não cadastrado:</text:p>
      <text:p text:style-name="P49">1 - O sistema exibe mensagem de erro.</text:p>
      <text:p text:style-name="P48">2 - &lt;&lt;include&gt;&gt; [UC02 VA1.1]</text:p>
      <text:p text:style-name="P48">3 - Retorna ao passo 1.1.2.</text:p>
      <text:p text:style-name="P50"/>
      <text:p text:style-name="P50">[FE03] empréstimos não cadastrado:</text:p>
      <text:p text:style-name="P49">1 - O sistema exibe mensagem de erro.</text:p>
      <text:p text:style-name="P48">2 - Retorna ao passo 1.1.2.</text:p>
      <text:p text:style-name="P65"/>
      <text:p text:style-name="P59"/>
      <text:p text:style-name="P64"><text:bookmark-start text:name="__RefHeading__1534_8443206391111"/><text:bookmark-start text:name="RFXX0011111111"/><text:span text:style-name="Fonte_20_parág._20_padrão"><text:span text:style-name="T14">[UC0</text:span></text:span><text:span text:style-name="Fonte_20_parág._20_padrão"><text:span text:style-name="T16">8</text:span></text:span><text:span text:style-name="Fonte_20_parág._20_padrão"><text:span text:style-name="T14">]</text:span></text:span><text:bookmark-end text:name="RFXX0011111111"/><text:span text:style-name="Fonte_20_parág._20_padrão"><text:span text:style-name="T14">Fazer c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Ator(es):</text:p>
          </table:table-cell>
          <table:table-cell table:style-name="Tabela12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10">Permite consultas por Usuário, </text:span></text:span><text:span text:style-name="Fonte_20_parág._20_padrão"><text:span text:style-name="T32">Editoras</text:span></text:span><text:span text:style-name="Fonte_20_parág._20_padrão"><text:span text:style-name="T10">, </text:span></text:span><text:span text:style-name="Fonte_20_parág._20_padrão"><text:span text:style-name="T32">Livros</text:span></text:span><text:span text:style-name="Fonte_20_parág._20_padrão"><text:span text:style-name="T10"> e </text:span></text:span><text:span text:style-name="Fonte_20_parág._20_padrão"><text:span text:style-name="T32">autor(es)</text:span></text:span><text:span text:style-name="Fonte_20_parág._20_padrão"><text:span text:style-name="T10"> no banco de <text:tab/><text:tab/> <text:s text:c="7"/>dados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10">Sistema iniciado, exibindo tela de </text:span></text:span><text:span text:style-name="Fonte_20_parág._20_padrão"><text:span text:style-name="T33">apresentação.</text:span></text:span></text:p>
      <text:p text:style-name="P45"><text:tab/><text:tab/><text:tab/><text:span text:style-name="T103">Conexão</text:span> com o banco de dados.</text:p>
      <text:p text:style-name="P46">Pós-condições: <text:tab/></text:p>
      <text:p text:style-name="P45"><text:tab/><text:tab/><text:tab/></text:p>
      <text:p text:style-name="P47">Fluxo principal:</text:p>
      <text:p text:style-name="P49"><text:soft-page-break/>1 - O sistema exibe tela inicial com as opções <text:span text:style-name="T103">disponíveis</text:span>:</text:p>
      <text:p text:style-name="P48"><text:tab/>1.1 - “Consulta por Usuário”.</text:p>
      <text:p text:style-name="P48"><text:tab/>1.2 - “Consulta por autor(es)”.</text:p>
      <text:p text:style-name="P48">1.3 - “Consulta por <text:span text:style-name="T104">Editoras</text:span>”.</text:p>
      <text:p text:style-name="P48"><text:span text:style-name="T105"/></text:p>
      <text:p text:style-name="P48"><text:tab/></text:p>
      <text:p text:style-name="P48"/>
      <text:p text:style-name="P48"><text:tab/>Variante 1.1: “Consulta por Usuário”:</text:p>
      <text:p text:style-name="P48"><text:tab/> <text:s text:c="6"/>(1.1.1) O sistema solicita Usuário a ser pesquisado.</text:p>
      <text:p text:style-name="P61"><text:tab/> <text:s text:c="6"/>(1.1.2) O funcionário informa Usuário desejado &lt;&lt;extends&gt;&gt;[UC01 VA1.2]</text:p>
      <text:p text:style-name="P16"><text:tab/><text:tab/>(1.1.3) O sistema lista todas as ordens de empréstimos criadas para o Usuário.</text:p>
      <text:p text:style-name="P16"><text:tab/><text:tab/>(1.1.4) O funcionário escolhe uma ordem de empréstimos.</text:p>
      <text:p text:style-name="P16"><text:tab/><text:tab/>(1.1.5) O sistema exibe ordem de empréstimos completa.. <text:s text:c="5"/><text:tab/></text:p>
      <text:p text:style-name="P48"/>
      <text:p text:style-name="P48"><text:tab/>Variante 1.2: “Consulta por autor(es)”:</text:p>
      <text:p text:style-name="P48"><text:tab/><text:tab/>(1.2.1) O sistema solicita autor(es) a ser pesquisado.</text:p>
      <text:p text:style-name="P48"><text:tab/><text:tab/>(1.2.2) O funcionário informa autor(es) desejado &lt;&lt;extends&gt;&gt;[UC02 VA1.2]</text:p>
      <text:p text:style-name="P16"><text:tab/><text:tab/>(1.2.3) O sistema lista todas as ordens de empréstimos criadas para o autor(es).</text:p>
      <text:p text:style-name="P16"><text:tab/><text:tab/>(1.2.4) O funcionário escolhe uma ordem de empréstimos.</text:p>
      <text:p text:style-name="P16"><text:tab/><text:tab/>(1.2.5) O sistema exibe ordem de empréstimos completa.</text:p>
      <text:p text:style-name="P16"/>
      <text:p text:style-name="P48"><text:tab/>Variante 1.2: “Consulta por funcionário”:</text:p>
      <text:p text:style-name="P48"><text:tab/><text:tab/>(1.2.1) O sistema solicita funcionário a ser pesquisado.</text:p>
      <text:p text:style-name="P48"><text:tab/><text:tab/>(1.2.2) O funcionário informa autor(es) desejado &lt;&lt;extends&gt;&gt;[UC03 VA1.2]</text:p>
      <text:p text:style-name="P16"><text:tab/><text:tab/>(1.2.3) O sistema lista todas as ordens de empréstimos criadas para o funcionário.</text:p>
      <text:p text:style-name="P16"><text:tab/><text:tab/>(1.2.4) O funcionário escolhe uma ordem de empréstimos.</text:p>
      <text:p text:style-name="P16"><text:tab/><text:tab/>(1.2.5) O sistema exibe ordem de empréstimos completa.</text:p>
      <text:p text:style-name="P16"/>
      <text:p text:style-name="P16"/>
      <text:p text:style-name="P50">2 - O funcionário escolhe uma opção.</text:p>
      <text:p text:style-name="P16">3 - O sistema retorna a etapa 1.</text:p>
      <text:p text:style-name="P11">Fluxos alternativos:</text:p>
      <text:p text:style-name="P50"/>
      <text:p text:style-name="P11">Fluxos de erro:</text:p>
      <text:p text:style-name="P51"/>
      <text:p text:style-name="P64"><text:bookmark-start text:name="__RefHeading__1534_84432063911111"/><text:bookmark-start text:name="RFXX00111111111"/><text:span text:style-name="Fonte_20_parág._20_padrão"><text:span text:style-name="T14">[UC10]</text:span></text:span><text:bookmark-end text:name="RFXX00111111111"/><text:span text:style-name="Fonte_20_parág._20_padrão"><text:span text:style-name="T14">Gerar </text:span></text:span><text:span text:style-name="Fonte_20_parág._20_padrão"><text:span text:style-name="T17">relato 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">Ator(es):</text:p>
          </table:table-cell>
          <table:table-cell table:style-name="Tabela13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10">Gera </text:span></text:span><text:span text:style-name="Fonte_20_parág._20_padrão"><text:span text:style-name="T34">relatórios</text:span></text:span><text:span text:style-name="Fonte_20_parág._20_padrão"><text:span text:style-name="T10"> por valor arrecadado no mês e Devolução não devolvidas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10">Sistema iniciado, exibindo tela de </text:span></text:span><text:span text:style-name="Fonte_20_parág._20_padrão"><text:span text:style-name="T34">apresentação.</text:span></text:span></text:p>
      <text:p text:style-name="P45"><text:tab/><text:tab/><text:tab/><text:span text:style-name="T108">Conexão</text:span> com o banco de dados.</text:p>
      <text:p text:style-name="P46"><text:soft-page-break/>Pós-condições: <text:tab/></text:p>
      <text:p text:style-name="P45"><text:tab/><text:tab/><text:tab/></text:p>
      <text:p text:style-name="P47">Fluxo principal:</text:p>
      <text:p text:style-name="P49">1 - O sistema exibe tela inicial com as opções <text:span text:style-name="T108">disponíveis</text:span>:</text:p>
      <text:p text:style-name="P48"><text:tab/>1.1 - “<text:span text:style-name="T65">Relatório</text:span> <text:span text:style-name="T108">arrecadação</text:span> do por <text:span text:style-name="T108">mês</text:span>”.</text:p>
      <text:p text:style-name="P48"><text:tab/>1.2 - “<text:span text:style-name="T108">Relatório</text:span> Devolução pendentes”.<text:tab/></text:p>
      <text:p text:style-name="P48"/>
      <text:p text:style-name="P48"><text:tab/>Variante 1.1: “<text:span text:style-name="T108">Relatório</text:span> <text:span text:style-name="T108">arrecadação</text:span> do por <text:span text:style-name="T108">mês</text:span>”:</text:p>
      <text:p text:style-name="P48"><text:tab/><text:tab/>(1.1.1) O sistema solicita mês desejado.</text:p>
      <text:p text:style-name="P48"><text:tab/><text:tab/>(1.1.2) O funcionário informa <text:span text:style-name="T108">mês</text:span> desejado.</text:p>
      <text:p text:style-name="P16"><text:tab/><text:tab/>(1.1.3) O sistema exibe os valores arrecadados por cada dia bem como o total do mês.</text:p>
      <text:p text:style-name="P16"><text:tab/><text:tab/></text:p>
      <text:p text:style-name="P48"><text:tab/>Variante 1.2: “<text:span text:style-name="T108">Relatório</text:span> Devolução pendentes”:</text:p>
      <text:p text:style-name="P48"><text:tab/><text:tab/>(1.2.1) O sistema exibe <text:span text:style-name="T109">lista de</text:span> <text:span text:style-name="T108">empréstimos</text:span> não devolvidos.</text:p>
      <text:p text:style-name="P16"/>
      <text:p text:style-name="P50"><text:s text:c="9"/>2 - O funcionário escolhe uma opção.</text:p>
      <text:p text:style-name="P16"><text:s text:c="9"/>3 <text:s/>- O sistema retorna a etapa 1.</text:p>
      <text:p text:style-name="P11">Fluxos alternativos:</text:p>
      <text:p text:style-name="P50"/>
      <text:p text:style-name="P11">Fluxos de erro: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initial-creator>Igor Wiese</meta:initial-creator>
    <dc:creator>fabio </dc:creator>
    <meta:creation-date>2011-03-18T16:43:00Z</meta:creation-date>
    <dc:date>2013-06-18T10:20:27</dc:date>
    <meta:print-date>2001-09-05T11:41:00Z</meta:print-date>
    <meta:editing-cycles>615</meta:editing-cycles>
    <meta:editing-duration>PT14H27M38S</meta:editing-duration>
    <meta:document-statistic meta:table-count="12" meta:image-count="0" meta:object-count="0" meta:page-count="19" meta:paragraph-count="563" meta:word-count="3848" meta:character-count="25329" meta:non-whitespace-character-count="21181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